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No_20_Spacing">
      <style:text-properties fo:font-weight="normal" style:font-weight-asian="normal" style:font-weight-complex="normal"/>
    </style:style>
    <style:style style:name="P3" style:family="paragraph" style:parent-style-name="Standard">
      <style:text-properties style:font-name="Consolas" fo:font-size="14pt" fo:language="vi" fo:country="VN" style:font-size-asian="14pt" style:font-size-complex="14pt"/>
    </style:style>
    <style:style style:name="P4" style:family="paragraph" style:parent-style-name="Standard">
      <style:text-properties style:font-name="Consolas" fo:font-size="14pt" style:font-size-asian="14pt" style:font-size-complex="14pt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font-name="Consolas" fo:font-size="14pt" style:font-size-asian="14pt" style:font-size-complex="14pt"/>
    </style:style>
    <style:style style:name="T2" style:family="text">
      <style:text-properties style:font-name="Consolas" fo:font-size="14pt" fo:language="vi" fo:country="VN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ccccc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Họ và tên</text:span><text:span text:style-name="T1">: </text:span><text:span text:style-name="T2">Đinh Việt Hoàng </text:span></text:p>
      <text:p text:style-name="Standard"><text:span text:style-name="T2">Mã sinh viên: 23010051</text:span></text:p>
      <text:p text:style-name="Standard"><text:span text:style-name="T2">Bài tập lớn học phần nhập môn lập trình C: Xây dựng một chương trình quản lý sinh viên liên kết với MySQL</text:span></text:p>
      <text:p text:style-name="P3"/>
      <text:p text:style-name="Standard"><text:span text:style-name="T2">Chương trình bao gồm các file</text:span><text:span text:style-name="T1">: </text:span></text:p>
      <text:list xml:id="list3009682623" text:style-name="WWNum1">
        <text:list-item>
          <text:p text:style-name="P1"><text:span text:style-name="T1">main.c</text:span></text:p>
        </text:list-item>
        <text:list-item>
          <text:p text:style-name="P1"><text:span text:style-name="T1">function.h</text:span></text:p>
        </text:list-item>
        <text:list-item>
          <text:p text:style-name="P1"><text:span text:style-name="T1">std_string.h</text:span></text:p>
        </text:list-item>
        <text:list-item>
          <text:p text:style-name="P1"><text:span text:style-name="T1">type.h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Standard"><text:span text:style-name="T1">main.c</text:span></text:p>
      <text:p text:style-name="No_20_Spacing"><text:span text:style-name="Strong"><text:span text:style-name="T3">#include &lt;stdio.h&gt;</text:span></text:span></text:p>
      <text:p text:style-name="No_20_Spacing"><text:span text:style-name="Strong"><text:span text:style-name="T3">#include "function.h"</text:span></text:span></text:p>
      <text:p text:style-name="No_20_Spacing"><text:span text:style-name="Strong"><text:span text:style-name="T3">int main() {</text:span></text:span></text:p>
      <text:p text:style-name="No_20_Spacing"><text:span text:style-name="Strong"><text:span text:style-name="T3">    printf("WELCOME TO THE STUDENT MANAGEMENT PROGRAM\n\n");</text:span></text:span></text:p>
      <text:p text:style-name="No_20_Spacing"><text:span text:style-name="Strong"><text:span text:style-name="T3">    printf("This program is designed to manage student information.\n\n");</text:span></text:span></text:p>
      <text:p text:style-name="No_20_Spacing"><text:span text:style-name="Strong"><text:span text:style-name="T3">    printf("Maximize the console for the best experience.\n\n");</text:span></text:span></text:p>
      <text:p text:style-name="No_20_Spacing"><text:span text:style-name="Strong"><text:span text:style-name="T3">    int choice;</text:span></text:span></text:p>
      <text:p text:style-name="No_20_Spacing"><text:span text:style-name="Strong"><text:span text:style-name="T3">    do {</text:span></text:span></text:p>
      <text:p text:style-name="No_20_Spacing"><text:span text:style-name="Strong"><text:span text:style-name="T3">        printf("Enter: 1. To initialize a list to store students\n       2. To exit the program\n       ----&gt;");</text:span></text:span></text:p>
      <text:p text:style-name="No_20_Spacing"><text:span text:style-name="Strong"><text:span text:style-name="T3">        my_scanf("%d", &amp;choice);</text:span></text:span></text:p>
      <text:p text:style-name="No_20_Spacing"><text:span text:style-name="Strong"><text:span text:style-name="T3">    } while (choice != 1 &amp;&amp; choice != 2);</text:span></text:span></text:p>
      <text:p text:style-name="No_20_Spacing"><text:span text:style-name="Strong"><text:span text:style-name="T3">    if (choice == 2) {</text:span></text:span></text:p>
      <text:p text:style-name="No_20_Spacing"><text:span text:style-name="Strong"><text:span text:style-name="T3">        printf("Exit program successfully."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student_list* list = (student_list*)malloc(sizeof(student_list));</text:span></text:span></text:p>
      <text:p text:style-name="No_20_Spacing"><text:span text:style-name="Strong"><text:span text:style-name="T3">    initialize_student_list(list, 10);</text:span></text:span></text:p>
      <text:p text:style-name="No_20_Spacing"><text:span text:style-name="Strong"><text:span text:style-name="T3">    int selection;</text:span></text:span></text:p>
      <text:p text:style-name="No_20_Spacing"><text:span text:style-name="Strong"><text:span text:style-name="T3">    do {</text:span></text:span></text:p>
      <text:p text:style-name="No_20_Spacing"><text:span text:style-name="Strong"><text:span text:style-name="T3">        printf("===========STUDENT MANAGEMENT PROGRAM===========\n\n");</text:span></text:span></text:p>
      <text:p text:style-name="No_20_Spacing"><text:span text:style-name="Strong"><text:span text:style-name="T3">        printf("1. Add a new student to the student list.\n");</text:span></text:span></text:p>
      <text:p text:style-name="No_20_Spacing"><text:span text:style-name="Strong"><text:span text:style-name="T3">        printf("2. Modify information of an existing student in the student list based on ID.\n");</text:span></text:span></text:p>
      <text:p text:style-name="No_20_Spacing"><text:span text:style-name="Strong"><text:span text:style-name="T3">        printf("3. Modify information of an existing student in the school database based on ID.\n");</text:span></text:span></text:p>
      <text:p text:style-name="No_20_Spacing"><text:span text:style-name="Strong"><text:span text:style-name="T3">        printf("4. Display information of all student in the student list.\n");</text:span></text:span></text:p>
      <text:p text:style-name="No_20_Spacing"><text:span text:style-name="Strong"><text:span text:style-name="T3">        printf("5. Display information of all student from the school database.\n");</text:span></text:span></text:p>
      <text:p text:style-name="No_20_Spacing"><text:span text:style-name="Strong"><text:span text:style-name="T3">        printf("6. Find a student from the student list based on ID.\n");</text:span></text:span></text:p>
      <text:p text:style-name="No_20_Spacing"><text:span text:style-name="Strong"><text:span text:style-name="T3">        printf("7. Find a student from the school database based on ID.\n");</text:span></text:span></text:p>
      <text:p text:style-name="No_20_Spacing"><text:span text:style-name="Strong"><text:span text:style-name="T3">        printf("8. Delete a student from the student list based on ID.\n");</text:span></text:span></text:p>
      <text:p text:style-name="No_20_Spacing"><text:span text:style-name="Strong"><text:span text:style-name="T3">        printf("9. Delete a student from the school database based on ID.\n");</text:span></text:span></text:p>
      <text:p text:style-name="No_20_Spacing"><text:span text:style-name="Strong"><text:span text:style-name="T3">        printf("10. Add all students from the student list to the school database.\n");</text:span></text:span></text:p>
      <text:p text:style-name="No_20_Spacing"><text:span text:style-name="Strong"><text:span text:style-name="T3">        printf("11. Retrieve all students from the school database and add them to the student list.\n");</text:span></text:span></text:p>
      <text:p text:style-name="No_20_Spacing"><text:span text:style-name="Strong"><text:span text:style-name="T3">        puts("12. Display number of student in the student list.");</text:span></text:span></text:p>
      <text:p text:style-name="No_20_Spacing"><text:span text:style-name="Strong"><text:span text:style-name="T3">        puts("13. Display number of student in the school database.");</text:span></text:span></text:p>
      <text:p text:style-name="No_20_Spacing"><text:span text:style-name="Strong"><text:span text:style-name="T3">        puts("14. Average grades of all students in the list.");</text:span></text:span></text:p>
      <text:p text:style-name="No_20_Spacing"><text:span text:style-name="Strong"><text:span text:style-name="T3">        puts("15. Average grades of all students in the school.");</text:span></text:span></text:p>
      <text:p text:style-name="No_20_Spacing"><text:span text:style-name="Strong"><text:span text:style-name="T3">        puts("0. Exit.");</text:span></text:span></text:p>
      <text:p text:style-name="No_20_Spacing"><text:span text:style-name="Strong"><text:span text:style-name="T3">        printf("\nEnter your selection: ");</text:span></text:span></text:p>
      <text:p text:style-name="No_20_Spacing"><text:span text:style-name="Strong"><text:span text:style-name="T3">        while (!my_scanf("%d", &amp;selection)) {</text:span></text:span></text:p>
      <text:p text:style-name="No_20_Spacing"><text:span text:style-name="Strong"><text:span text:style-name="T3">            printf("Please enter an integer.\n"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if (selection == 1) {</text:span></text:span></text:p>
      <text:p text:style-name="No_20_Spacing"><text:soft-page-break/><text:span text:style-name="Strong"><text:span text:style-name="T3">            case_1(list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else if (selection == 2 || selection == 3) {</text:span></text:span></text:p>
      <text:p text:style-name="No_20_Spacing"><text:span text:style-name="Strong"><text:span text:style-name="T3">            case_2_3(selection, list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else if (selection == 4 || selection == 5) {</text:span></text:span></text:p>
      <text:p text:style-name="No_20_Spacing"><text:span text:style-name="Strong"><text:span text:style-name="T3">            case_4_5(selection, list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else if (selection == 6 || selection == 7) {</text:span></text:span></text:p>
      <text:p text:style-name="No_20_Spacing"><text:span text:style-name="Strong"><text:span text:style-name="T3">            case_6_7(selection, list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else if (selection == 8 || selection == 9) {</text:span></text:span></text:p>
      <text:p text:style-name="No_20_Spacing"><text:span text:style-name="Strong"><text:span text:style-name="T3">            case_8_9(selection, list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else if (selection == 10) {</text:span></text:span></text:p>
      <text:p text:style-name="No_20_Spacing"><text:span text:style-name="Strong"><text:span text:style-name="T3">            case_10(list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else if (selection == 11) {</text:span></text:span></text:p>
      <text:p text:style-name="No_20_Spacing"><text:span text:style-name="Strong"><text:span text:style-name="T3">            case_11(list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else if (selection == 12 || selection == 13) {</text:span></text:span></text:p>
      <text:p text:style-name="No_20_Spacing"><text:span text:style-name="Strong"><text:span text:style-name="T3">            case_12_13(selection, list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else if (selection == 14) {</text:span></text:span></text:p>
      <text:p text:style-name="No_20_Spacing"><text:span text:style-name="Strong"><text:span text:style-name="T3">            avg_grade_in_list(list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else if (selection == 15) {</text:span></text:span></text:p>
      <text:p text:style-name="No_20_Spacing"><text:span text:style-name="Strong"><text:span text:style-name="T3">            avg_grade_in_database(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else if (selection == 0) {</text:span></text:span></text:p>
      <text:p text:style-name="No_20_Spacing"><text:span text:style-name="Strong"><text:span text:style-name="T3">            int e = exit();</text:span></text:span></text:p>
      <text:p text:style-name="No_20_Spacing"><text:span text:style-name="Strong"><text:span text:style-name="T3">            if (e == 1) {</text:span></text:span></text:p>
      <text:p text:style-name="No_20_Spacing"><text:span text:style-name="Strong"><text:span text:style-name="T3">                break;</text:span></text:span></text:p>
      <text:p text:style-name="No_20_Spacing"><text:span text:style-name="Strong"><text:span text:style-name="T3">            }</text:span></text:span></text:p>
      <text:p text:style-name="No_20_Spacing"><text:span text:style-name="Strong"><text:span text:style-name="T3">            selection = e;</text:span></text:span></text:p>
      <text:p text:style-name="No_20_Spacing"><text:span text:style-name="Strong"><text:span text:style-name="T3">            continue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else {</text:span></text:span></text:p>
      <text:p text:style-name="No_20_Spacing"><text:span text:style-name="Strong"><text:span text:style-name="T3">            printf("Invalid choice. Please enter a valid option\n\n");</text:span></text:span></text:p>
      <text:p text:style-name="No_20_Spacing"><text:span text:style-name="Strong"><text:span text:style-name="T3">            pause(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} while (selection);</text:span></text:span></text:p>
      <text:p text:style-name="No_20_Spacing"><text:span text:style-name="Strong"><text:span text:style-name="T3">    printf("Exiting program successfully.\n");</text:span></text:span></text:p>
      <text:p text:style-name="No_20_Spacing"><text:span text:style-name="Strong"><text:span text:style-name="T3">    free_student_list(list);</text:span></text:span></text:p>
      <text:p text:style-name="No_20_Spacing"><text:span text:style-name="Strong"><text:span text:style-name="T3">    return 0;</text:span></text:span></text:p>
      <text:p text:style-name="Standard"><text:span text:style-name="Strong"><text:span text:style-name="T3">}</text:span></text:span></text:p>
      <text:p text:style-name="P5"><text:span text:style-name="Strong"><text:span text:style-name="T3"/></text:span></text:p>
      <text:p text:style-name="P5"><text:span text:style-name="Strong"><text:span text:style-name="T3"/></text:span></text:p>
      <text:p text:style-name="P5"><text:soft-page-break/><text:span text:style-name="Strong"><text:span text:style-name="T3"/></text:span></text:p>
      <text:p text:style-name="P5"><text:span text:style-name="Strong"><text:span text:style-name="T3"/></text:span></text:p>
      <text:p text:style-name="Standard"><text:span text:style-name="T1">function.h</text:span></text:p>
      <text:p text:style-name="No_20_Spacing"><text:span text:style-name="Strong"><text:span text:style-name="T3">#include &lt;stdio.h&gt;</text:span></text:span></text:p>
      <text:p text:style-name="No_20_Spacing"><text:span text:style-name="Strong"><text:span text:style-name="T3">#include &lt;stdlib.h&gt;</text:span></text:span></text:p>
      <text:p text:style-name="No_20_Spacing"><text:span text:style-name="Strong"><text:span text:style-name="T3">#include &lt;string.h&gt;</text:span></text:span></text:p>
      <text:p text:style-name="No_20_Spacing"><text:span text:style-name="Strong"><text:span text:style-name="T3">#include &lt;stdbool.h&gt;</text:span></text:span></text:p>
      <text:p text:style-name="No_20_Spacing"><text:span text:style-name="Strong"><text:span text:style-name="T3">#include &lt;mysql/mysql.h&gt;</text:span></text:span></text:p>
      <text:p text:style-name="No_20_Spacing"><text:span text:style-name="Strong"><text:span text:style-name="T3">#include "type.h"</text:span></text:span></text:p>
      <text:p text:style-name="No_20_Spacing"><text:span text:style-name="Strong"><text:span text:style-name="T3">#include "std_string.h"</text:span></text:span></text:p>
      <text:p text:style-name="No_20_Spacing"><text:span text:style-name="Strong"><text:span text:style-name="T3">void initialize_student_list(student_list* list, int initial_capacity);</text:span></text:span></text:p>
      <text:p text:style-name="No_20_Spacing"><text:span text:style-name="Strong"><text:span text:style-name="T3">void free_student_list(student_list* list);</text:span></text:span></text:p>
      <text:p text:style-name="No_20_Spacing"><text:span text:style-name="Strong"><text:span text:style-name="T3">void initialize_student(student*, int, const char*, float, float, float, float, float, float, float, float, float);</text:span></text:span></text:p>
      <text:p text:style-name="No_20_Spacing"><text:span text:style-name="Strong"><text:span text:style-name="T3">void display_infor_of_student(student);</text:span></text:span></text:p>
      <text:p text:style-name="No_20_Spacing"><text:span text:style-name="Strong"><text:span text:style-name="T3">// average grade for a student s</text:span></text:span></text:p>
      <text:p text:style-name="No_20_Spacing"><text:span text:style-name="Strong"><text:span text:style-name="T3">float avg_grade(student* s);</text:span></text:span></text:p>
      <text:p text:style-name="No_20_Spacing"><text:span text:style-name="Strong"><text:span text:style-name="T3">// average grade for all students in the student list</text:span></text:span></text:p>
      <text:p text:style-name="No_20_Spacing"><text:span text:style-name="Strong"><text:span text:style-name="T3">void avg_grade2(student_list* list);</text:span></text:span></text:p>
      <text:p text:style-name="No_20_Spacing"><text:span text:style-name="Strong"><text:span text:style-name="T3">void avg_grade_in_list(student_list* list);</text:span></text:span></text:p>
      <text:p text:style-name="No_20_Spacing"><text:span text:style-name="Strong"><text:span text:style-name="T3">// average grade for all students in the school database</text:span></text:span></text:p>
      <text:p text:style-name="No_20_Spacing"><text:span text:style-name="Strong"><text:span text:style-name="T3">void avg_grade_in_database();</text:span></text:span></text:p>
      <text:p text:style-name="No_20_Spacing"><text:span text:style-name="Strong"><text:span text:style-name="T3">// add a student to the student list</text:span></text:span></text:p>
      <text:p text:style-name="No_20_Spacing"><text:span text:style-name="Strong"><text:span text:style-name="T3">int add_student_to_student_list(student_list* list, student new_student);</text:span></text:span></text:p>
      <text:p text:style-name="No_20_Spacing"><text:span text:style-name="Strong"><text:span text:style-name="T3">// find student base on ID</text:span></text:span></text:p>
      <text:p text:style-name="No_20_Spacing"><text:span text:style-name="Strong"><text:span text:style-name="T3">void find(int id, student_list* list);</text:span></text:span></text:p>
      <text:p text:style-name="No_20_Spacing"><text:span text:style-name="Strong"><text:span text:style-name="T3">// modify student base on ID</text:span></text:span></text:p>
      <text:p text:style-name="No_20_Spacing"><text:span text:style-name="Strong"><text:span text:style-name="T3">int modify(int id, student_list*);</text:span></text:span></text:p>
      <text:p text:style-name="No_20_Spacing"><text:span text:style-name="Strong"><text:span text:style-name="T3">// delete student in the list base on ID</text:span></text:span></text:p>
      <text:p text:style-name="No_20_Spacing"><text:span text:style-name="Strong"><text:span text:style-name="T3">void deletion(int id, student_list* list);</text:span></text:span></text:p>
      <text:p text:style-name="No_20_Spacing"><text:span text:style-name="Strong"><text:span text:style-name="T3">void display_all_student_in_the_list(student_list* list);</text:span></text:span></text:p>
      <text:p text:style-name="No_20_Spacing"><text:span text:style-name="Strong"><text:span text:style-name="T3">void display_all_student_in_the_database();</text:span></text:span></text:p>
      <text:p text:style-name="No_20_Spacing"><text:span text:style-name="Strong"><text:span text:style-name="T3">// stop console</text:span></text:span></text:p>
      <text:p text:style-name="No_20_Spacing"><text:span text:style-name="Strong"><text:span text:style-name="T3">void pause();</text:span></text:span></text:p>
      <text:p text:style-name="No_20_Spacing"><text:span text:style-name="Strong"><text:span text:style-name="T3">// print number of student in list</text:span></text:span></text:p>
      <text:p text:style-name="No_20_Spacing"><text:span text:style-name="Strong"><text:span text:style-name="T3">void number_of_student(student_list* list);</text:span></text:span></text:p>
      <text:p text:style-name="No_20_Spacing"><text:span text:style-name="Strong"><text:span text:style-name="T3">// my safer scanf</text:span></text:span></text:p>
      <text:p text:style-name="No_20_Spacing"><text:span text:style-name="Strong"><text:span text:style-name="T3">int my_scanf(const char*, void*);</text:span></text:span></text:p>
      <text:p text:style-name="No_20_Spacing"><text:span text:style-name="Strong"><text:span text:style-name="T3">void display(student_list* list);</text:span></text:span></text:p>
      <text:p text:style-name="No_20_Spacing"><text:span text:style-name="Strong"><text:span text:style-name="T3">int read_from_mysql(student_list* list, int list_size);</text:span></text:span></text:p>
      <text:p text:style-name="No_20_Spacing"><text:span text:style-name="Strong"><text:span text:style-name="T3">int write_to_mysql(student_list* list);</text:span></text:span></text:p>
      <text:p text:style-name="No_20_Spacing"><text:span text:style-name="Strong"><text:span text:style-name="T3">void delete_from_mysql(int id);</text:span></text:span></text:p>
      <text:p text:style-name="No_20_Spacing"><text:span text:style-name="Strong"><text:span text:style-name="T3">int find_from_mysql(int id, student_list*);</text:span></text:span></text:p>
      <text:p text:style-name="No_20_Spacing"><text:span text:style-name="Strong"><text:span text:style-name="T3">int exit();</text:span></text:span></text:p>
      <text:p text:style-name="No_20_Spacing"><text:span text:style-name="Strong"><text:span text:style-name="T3">void case_1(student_list* list);</text:span></text:span></text:p>
      <text:p text:style-name="No_20_Spacing"><text:span text:style-name="Strong"><text:span text:style-name="T3">void case_2_3(int decision, student_list* list);</text:span></text:span></text:p>
      <text:p text:style-name="No_20_Spacing"><text:span text:style-name="Strong"><text:span text:style-name="T3">void case_4_5(int decision, student_list* list);</text:span></text:span></text:p>
      <text:p text:style-name="No_20_Spacing"><text:span text:style-name="Strong"><text:span text:style-name="T3">void case_6_7(int decision, student_list* list);</text:span></text:span></text:p>
      <text:p text:style-name="No_20_Spacing"><text:soft-page-break/><text:span text:style-name="Strong"><text:span text:style-name="T3">void case_8_9(int decision, student_list* list);</text:span></text:span></text:p>
      <text:p text:style-name="No_20_Spacing"><text:span text:style-name="Strong"><text:span text:style-name="T3">void case_10(student_list* list);</text:span></text:span></text:p>
      <text:p text:style-name="No_20_Spacing"><text:span text:style-name="Strong"><text:span text:style-name="T3">void case_11(student_list* list);</text:span></text:span></text:p>
      <text:p text:style-name="No_20_Spacing"><text:span text:style-name="Strong"><text:span text:style-name="T3">void case_12_13(int decision, student_list* list);</text:span></text:span></text:p>
      <text:p text:style-name="No_20_Spacing"><text:span text:style-name="Strong"><text:span text:style-name="T3">int my_scanf(const char* format, void* output) {</text:span></text:span></text:p>
      <text:p text:style-name="No_20_Spacing"><text:span text:style-name="Strong"><text:span text:style-name="T3">    char buffer[100];</text:span></text:span></text:p>
      <text:p text:style-name="No_20_Spacing"><text:span text:style-name="Strong"><text:span text:style-name="T3">    if (fgets(buffer, sizeof(buffer), stdin) == NULL) {</text:span></text:span></text:p>
      <text:p text:style-name="No_20_Spacing"><text:span text:style-name="Strong"><text:span text:style-name="T3">        printf("Error occured when read from the key board.\n"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if (sscanf(buffer, format, output) != 1) {</text:span></text:span></text:p>
      <text:p text:style-name="No_20_Spacing"><text:span text:style-name="Strong"><text:span text:style-name="T3">        printf("Error occured when converting data.\n"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return 1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initialize_student_list(student_list* list, int initial_capacity) {</text:span></text:span></text:p>
      <text:p text:style-name="No_20_Spacing"><text:span text:style-name="Strong"><text:span text:style-name="T3">    list-&gt;arr = (student*)malloc(initial_capacity * sizeof(student));</text:span></text:span></text:p>
      <text:p text:style-name="No_20_Spacing"><text:span text:style-name="Strong"><text:span text:style-name="T3">    list-&gt;capacity = initial_capacity;</text:span></text:span></text:p>
      <text:p text:style-name="No_20_Spacing"><text:span text:style-name="Strong"><text:span text:style-name="T3">    list-&gt;size = 0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add_base_on_avg_grade(student_list* list, student new_student) {</text:span></text:span></text:p>
      <text:p text:style-name="No_20_Spacing"><text:span text:style-name="Strong"><text:span text:style-name="T3">    list-&gt;arr[5] = new_student;</text:span></text:span></text:p>
      <text:p text:style-name="No_20_Spacing"><text:span text:style-name="Strong"><text:span text:style-name="T3">    int index = 0;</text:span></text:span></text:p>
      <text:p text:style-name="No_20_Spacing"><text:span text:style-name="Strong"><text:span text:style-name="T3">    int n = list-&gt;size;</text:span></text:span></text:p>
      <text:p text:style-name="No_20_Spacing"><text:span text:style-name="Strong"><text:span text:style-name="T3">    list-&gt;size++;</text:span></text:span></text:p>
      <text:p text:style-name="No_20_Spacing"><text:span text:style-name="Strong"><text:span text:style-name="T3">    while (index &lt; n) {</text:span></text:span></text:p>
      <text:p text:style-name="No_20_Spacing"><text:span text:style-name="Strong"><text:span text:style-name="T3">        if (new_student.avg_grade &lt; list-&gt;arr[index].avg_grade) {</text:span></text:span></text:p>
      <text:p text:style-name="No_20_Spacing"><text:span text:style-name="Strong"><text:span text:style-name="T3">            index++;</text:span></text:span></text:p>
      <text:p text:style-name="No_20_Spacing"><text:span text:style-name="Strong"><text:span text:style-name="T3">            continue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break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if (index != n) {</text:span></text:span></text:p>
      <text:p text:style-name="No_20_Spacing"><text:span text:style-name="Strong"><text:span text:style-name="T3">        for (int i = n - 1; i &gt;= index; i--) {</text:span></text:span></text:p>
      <text:p text:style-name="No_20_Spacing"><text:span text:style-name="Strong"><text:span text:style-name="T3">            list-&gt;arr[i + 1] = list-&gt;arr[i]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list-&gt;arr[index] = new_student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int add_student_to_student_list(student_list* list, student new_student) {</text:span></text:span></text:p>
      <text:p text:style-name="No_20_Spacing"><text:span text:style-name="Strong"><text:span text:style-name="T3">    if (list-&gt;size == list-&gt;capacity) {</text:span></text:span></text:p>
      <text:p text:style-name="No_20_Spacing"><text:span text:style-name="Strong"><text:span text:style-name="T3">        list-&gt;capacity *= 2;</text:span></text:span></text:p>
      <text:p text:style-name="No_20_Spacing"><text:span text:style-name="Strong"><text:span text:style-name="T3">        list-&gt;arr = (student*)realloc(list-&gt;arr, list-&gt;capacity * sizeof(student)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student_list* temp_list;</text:span></text:span></text:p>
      <text:p text:style-name="No_20_Spacing"><text:span text:style-name="Strong"><text:span text:style-name="T3">    initialize_student_list(temp_list, 1);</text:span></text:span></text:p>
      <text:p text:style-name="No_20_Spacing"><text:span text:style-name="Strong"><text:span text:style-name="T3">    if (find_from_mysql(new_student.id, temp_list)) {</text:span></text:span></text:p>
      <text:p text:style-name="No_20_Spacing"><text:span text:style-name="Strong"><text:span text:style-name="T3">        printf("The student with id %d is already exist in the school database.\n", new_student.id);</text:span></text:span></text:p>
      <text:p text:style-name="No_20_Spacing"><text:soft-page-break/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int k = list-&gt;size;</text:span></text:span></text:p>
      <text:p text:style-name="No_20_Spacing"><text:span text:style-name="Strong"><text:span text:style-name="T3">    for (int i = 0; i &lt; k; i++) {</text:span></text:span></text:p>
      <text:p text:style-name="No_20_Spacing"><text:span text:style-name="Strong"><text:span text:style-name="T3">        if (new_student.id == list-&gt;arr[i].id) {</text:span></text:span></text:p>
      <text:p text:style-name="No_20_Spacing"><text:span text:style-name="Strong"><text:span text:style-name="T3">            printf("The student with id %d is already exist in the student list.\n", new_student.id);</text:span></text:span></text:p>
      <text:p text:style-name="No_20_Spacing"><text:span text:style-name="Strong"><text:span text:style-name="T3">            return 0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add_base_on_avg_grade(list, new_student);</text:span></text:span></text:p>
      <text:p text:style-name="No_20_Spacing"><text:span text:style-name="Strong"><text:span text:style-name="T3">    return 1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free_student_list(student_list* list) {</text:span></text:span></text:p>
      <text:p text:style-name="No_20_Spacing"><text:span text:style-name="Strong"><text:span text:style-name="T3">    free(list-&gt;arr);</text:span></text:span></text:p>
      <text:p text:style-name="No_20_Spacing"><text:span text:style-name="Strong"><text:span text:style-name="T3">    list-&gt;arr = NULL;</text:span></text:span></text:p>
      <text:p text:style-name="No_20_Spacing"><text:span text:style-name="Strong"><text:span text:style-name="T3">    free(list)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initialize_student(student* s, int id, const char* name, float math, float lit, float eng, float phys, float ch, float bio, float his, float geo, float cs) {</text:span></text:span></text:p>
      <text:p text:style-name="No_20_Spacing"><text:span text:style-name="Strong"><text:span text:style-name="T3">    strcpy(s-&gt;full_name, name);</text:span></text:span></text:p>
      <text:p text:style-name="No_20_Spacing"><text:span text:style-name="Strong"><text:span text:style-name="T3">    s-&gt;id = id;</text:span></text:span></text:p>
      <text:p text:style-name="No_20_Spacing"><text:span text:style-name="Strong"><text:span text:style-name="T3">    s-&gt;grades[0] = math;</text:span></text:span></text:p>
      <text:p text:style-name="No_20_Spacing"><text:span text:style-name="Strong"><text:span text:style-name="T3">    s-&gt;grades[1] = lit;</text:span></text:span></text:p>
      <text:p text:style-name="No_20_Spacing"><text:span text:style-name="Strong"><text:span text:style-name="T3">    s-&gt;grades[2] = eng;</text:span></text:span></text:p>
      <text:p text:style-name="No_20_Spacing"><text:span text:style-name="Strong"><text:span text:style-name="T3">    s-&gt;grades[3] = phys;</text:span></text:span></text:p>
      <text:p text:style-name="No_20_Spacing"><text:span text:style-name="Strong"><text:span text:style-name="T3">    s-&gt;grades[4] = ch;</text:span></text:span></text:p>
      <text:p text:style-name="No_20_Spacing"><text:span text:style-name="Strong"><text:span text:style-name="T3">    s-&gt;grades[5] = bio;</text:span></text:span></text:p>
      <text:p text:style-name="No_20_Spacing"><text:span text:style-name="Strong"><text:span text:style-name="T3">    s-&gt;grades[6] = his;</text:span></text:span></text:p>
      <text:p text:style-name="No_20_Spacing"><text:span text:style-name="Strong"><text:span text:style-name="T3">    s-&gt;grades[7] = geo;</text:span></text:span></text:p>
      <text:p text:style-name="No_20_Spacing"><text:span text:style-name="Strong"><text:span text:style-name="T3">    s-&gt;grades[8] = cs;</text:span></text:span></text:p>
      <text:p text:style-name="No_20_Spacing"><text:span text:style-name="Strong"><text:span text:style-name="T3">    s-&gt;avg_grade = avg_grade(s)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display_infor_of_student(student s) {</text:span></text:span></text:p>
      <text:p text:style-name="No_20_Spacing"><text:span text:style-name="Strong"><text:span text:style-name="T3">    printf("ID: %d\n", s.id);</text:span></text:span></text:p>
      <text:p text:style-name="No_20_Spacing"><text:span text:style-name="Strong"><text:span text:style-name="T3">    printf("Name: %s\n", s.full_name);</text:span></text:span></text:p>
      <text:p text:style-name="No_20_Spacing"><text:span text:style-name="Strong"><text:span text:style-name="T3">    char subjects[9][17] = { "Math", "Literature", "English", "Physics", "Chemistry", "Biology", "History", "Geography", "Computer Science" };</text:span></text:span></text:p>
      <text:p text:style-name="No_20_Spacing"><text:span text:style-name="Strong"><text:span text:style-name="T3">    printf("Subjects  ");</text:span></text:span></text:p>
      <text:p text:style-name="No_20_Spacing"><text:span text:style-name="Strong"><text:span text:style-name="T3">    for (int i = 0; i &lt; 9; i++) {</text:span></text:span></text:p>
      <text:p text:style-name="No_20_Spacing"><text:span text:style-name="Strong"><text:span text:style-name="T3">        printf("%-12s", subjects[i]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printf("  Average Grade");</text:span></text:span></text:p>
      <text:p text:style-name="No_20_Spacing"><text:span text:style-name="Strong"><text:span text:style-name="T3">    printf("\nGrades    ");</text:span></text:span></text:p>
      <text:p text:style-name="No_20_Spacing"><text:span text:style-name="Strong"><text:span text:style-name="T3">    for (int i = 0; i &lt; 9; i++) {</text:span></text:span></text:p>
      <text:p text:style-name="No_20_Spacing"><text:span text:style-name="Strong"><text:span text:style-name="T3">        printf("%-12.2f", s.grades[i]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printf("      %.2f", s.avg_grade);</text:span></text:span></text:p>
      <text:p text:style-name="No_20_Spacing"><text:span text:style-name="Strong"><text:span text:style-name="T3">    printf("\n");</text:span></text:span></text:p>
      <text:p text:style-name="No_20_Spacing"><text:span text:style-name="Strong"><text:span text:style-name="T3">}</text:span></text:span></text:p>
      <text:p text:style-name="No_20_Spacing"><text:soft-page-break/><text:span text:style-name="Strong"><text:span text:style-name="T3">float avg_grade(student* s) {</text:span></text:span></text:p>
      <text:p text:style-name="No_20_Spacing"><text:span text:style-name="Strong"><text:span text:style-name="T3">    float sum = 0;</text:span></text:span></text:p>
      <text:p text:style-name="No_20_Spacing"><text:span text:style-name="Strong"><text:span text:style-name="T3">    int n = sizeof(s-&gt;grades) / sizeof(float);</text:span></text:span></text:p>
      <text:p text:style-name="No_20_Spacing"><text:span text:style-name="Strong"><text:span text:style-name="T3">    for (int i = 0; i &lt; n; i++) {</text:span></text:span></text:p>
      <text:p text:style-name="No_20_Spacing"><text:span text:style-name="Strong"><text:span text:style-name="T3">        sum += s-&gt;grades[i]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float grade = sum / n;</text:span></text:span></text:p>
      <text:p text:style-name="No_20_Spacing"><text:span text:style-name="Strong"><text:span text:style-name="T3">    return grade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avg_grade2(student_list* list) {</text:span></text:span></text:p>
      <text:p text:style-name="No_20_Spacing"><text:span text:style-name="Strong"><text:span text:style-name="T3">    student s;</text:span></text:span></text:p>
      <text:p text:style-name="No_20_Spacing"><text:span text:style-name="Strong"><text:span text:style-name="T3">    float k;</text:span></text:span></text:p>
      <text:p text:style-name="No_20_Spacing"><text:span text:style-name="Strong"><text:span text:style-name="T3">    float max = 0.0;</text:span></text:span></text:p>
      <text:p text:style-name="No_20_Spacing"><text:span text:style-name="Strong"><text:span text:style-name="T3">    int max_index;</text:span></text:span></text:p>
      <text:p text:style-name="No_20_Spacing"><text:span text:style-name="Strong"><text:span text:style-name="T3">    float min = 10.0;</text:span></text:span></text:p>
      <text:p text:style-name="No_20_Spacing"><text:span text:style-name="Strong"><text:span text:style-name="T3">    int min_index;</text:span></text:span></text:p>
      <text:p text:style-name="No_20_Spacing"><text:span text:style-name="Strong"><text:span text:style-name="T3">    int n = list-&gt;size;</text:span></text:span></text:p>
      <text:p text:style-name="No_20_Spacing"><text:span text:style-name="Strong"><text:span text:style-name="T3">    int m = sizeof(s.grades) / sizeof(float);</text:span></text:span></text:p>
      <text:p text:style-name="No_20_Spacing"><text:span text:style-name="Strong"><text:span text:style-name="T3">    for (int i = 0; i &lt; m; i++) {</text:span></text:span></text:p>
      <text:p text:style-name="No_20_Spacing"><text:span text:style-name="Strong"><text:span text:style-name="T3">        k = 0;</text:span></text:span></text:p>
      <text:p text:style-name="No_20_Spacing"><text:span text:style-name="Strong"><text:span text:style-name="T3">        for (int j = 0; j &lt; n; j++) {</text:span></text:span></text:p>
      <text:p text:style-name="No_20_Spacing"><text:span text:style-name="Strong"><text:span text:style-name="T3">            k += list-&gt;arr[j].grades[i]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s.grades[i] = k / n;</text:span></text:span></text:p>
      <text:p text:style-name="No_20_Spacing"><text:span text:style-name="Strong"><text:span text:style-name="T3">        if (s.grades[i] &gt; max) {</text:span></text:span></text:p>
      <text:p text:style-name="No_20_Spacing"><text:span text:style-name="Strong"><text:span text:style-name="T3">            max = s.grades[i];</text:span></text:span></text:p>
      <text:p text:style-name="No_20_Spacing"><text:span text:style-name="Strong"><text:span text:style-name="T3">            max_index = i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if (s.grades[i] &lt; min) {</text:span></text:span></text:p>
      <text:p text:style-name="No_20_Spacing"><text:span text:style-name="Strong"><text:span text:style-name="T3">            min = s.grades[i];</text:span></text:span></text:p>
      <text:p text:style-name="No_20_Spacing"><text:span text:style-name="Strong"><text:span text:style-name="T3">            min_index = i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k = 0;</text:span></text:span></text:p>
      <text:p text:style-name="No_20_Spacing"><text:span text:style-name="Strong"><text:span text:style-name="T3">    for (int i = 0; i &lt; n; i++) {</text:span></text:span></text:p>
      <text:p text:style-name="No_20_Spacing"><text:span text:style-name="Strong"><text:span text:style-name="T3">        k += list-&gt;arr[i].avg_grade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s.avg_grade = k / n;</text:span></text:span></text:p>
      <text:p text:style-name="No_20_Spacing"><text:span text:style-name="Strong"><text:span text:style-name="T3">    puts(" ____________________________________________________________________________________________");</text:span></text:span></text:p>
      <text:p text:style-name="No_20_Spacing"><text:span text:style-name="Strong"><text:span text:style-name="T3">    puts("|  Math  |  Lit.  |  Eng.  | Physic |  Che.  |  Bio.  |  His.  |  Geo.  |Comp. Sci.| Average |");</text:span></text:span></text:p>
      <text:p text:style-name="No_20_Spacing"><text:span text:style-name="Strong"><text:span text:style-name="T3">    puts("|________|________|________|________|________|________|________|________|__________|_________|");</text:span></text:span></text:p>
      <text:p text:style-name="No_20_Spacing"><text:span text:style-name="Strong"><text:span text:style-name="T3">    for (int j = 0; j &lt; m - 1; j++) {</text:span></text:span></text:p>
      <text:p text:style-name="No_20_Spacing"><text:span text:style-name="Strong"><text:span text:style-name="T3">        printf("|  %-5.2f ", s.grades[j]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printf("|   %-5.2f  ", s.grades[m - 1]);</text:span></text:span></text:p>
      <text:p text:style-name="No_20_Spacing"><text:span text:style-name="Strong"><text:span text:style-name="T3">    printf("|  %.2f   |", s.avg_grade);</text:span></text:span></text:p>
      <text:p text:style-name="No_20_Spacing"><text:soft-page-break/><text:span text:style-name="Strong"><text:span text:style-name="T3">    printf("\n");</text:span></text:span></text:p>
      <text:p text:style-name="No_20_Spacing"><text:span text:style-name="Strong"><text:span text:style-name="T3">    puts("|________|________|________|________|________|________|________|________|__________|_________|\n");</text:span></text:span></text:p>
      <text:p text:style-name="No_20_Spacing"><text:span text:style-name="Strong"><text:span text:style-name="T3">    char subjects[9][17] = { "Math", "Literature", "English", "Physics", "Chemistry", "Biology", "History", "Geography", "Computer Science" };</text:span></text:span></text:p>
      <text:p text:style-name="No_20_Spacing"><text:span text:style-name="Strong"><text:span text:style-name="T3">    printf("%s has the highest average grade, with a score of %.2f.\n", subjects[max_index], max);</text:span></text:span></text:p>
      <text:p text:style-name="No_20_Spacing"><text:span text:style-name="Strong"><text:span text:style-name="T3">    printf("%s has the lowest average grade, with a score of %.2f.\n", subjects[min_index], min);</text:span></text:span></text:p>
      <text:p text:style-name="No_20_Spacing"><text:span text:style-name="Strong"><text:span text:style-name="T3">    pause()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avg_grade_in_list(student_list* list) {</text:span></text:span></text:p>
      <text:p text:style-name="No_20_Spacing"><text:span text:style-name="Strong"><text:span text:style-name="T3">    if (list-&gt;size == 0) {</text:span></text:span></text:p>
      <text:p text:style-name="No_20_Spacing"><text:span text:style-name="Strong"><text:span text:style-name="T3">        puts("Students list is empty.");</text:span></text:span></text:p>
      <text:p text:style-name="No_20_Spacing"><text:span text:style-name="Strong"><text:span text:style-name="T3">        pause();</text:span></text:span></text:p>
      <text:p text:style-name="No_20_Spacing"><text:span text:style-name="Strong"><text:span text:style-name="T3">        return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puts("Average grade of all students in the list: ");</text:span></text:span></text:p>
      <text:p text:style-name="No_20_Spacing"><text:span text:style-name="Strong"><text:span text:style-name="T3">    avg_grade2(list)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avg_grade_in_database() {</text:span></text:span></text:p>
      <text:p text:style-name="No_20_Spacing"><text:span text:style-name="Strong"><text:span text:style-name="T3">    student_list* list = (student_list*)malloc(sizeof(student_list));</text:span></text:span></text:p>
      <text:p text:style-name="No_20_Spacing"><text:span text:style-name="Strong"><text:span text:style-name="T3">    initialize_student_list(list, 10);</text:span></text:span></text:p>
      <text:p text:style-name="No_20_Spacing"><text:span text:style-name="Strong"><text:span text:style-name="T3">    read_from_mysql(list, 0);</text:span></text:span></text:p>
      <text:p text:style-name="No_20_Spacing"><text:span text:style-name="Strong"><text:span text:style-name="T3">    if (list-&gt;size == 0) {</text:span></text:span></text:p>
      <text:p text:style-name="No_20_Spacing"><text:span text:style-name="Strong"><text:span text:style-name="T3">        puts("Students list is empty.");</text:span></text:span></text:p>
      <text:p text:style-name="No_20_Spacing"><text:span text:style-name="Strong"><text:span text:style-name="T3">        return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puts("Average grade of all students in the school database: ");</text:span></text:span></text:p>
      <text:p text:style-name="No_20_Spacing"><text:span text:style-name="Strong"><text:span text:style-name="T3">    avg_grade2(list)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find(int id, student_list* list) {</text:span></text:span></text:p>
      <text:p text:style-name="No_20_Spacing"><text:span text:style-name="Strong"><text:span text:style-name="T3">    int n = list-&gt;size;</text:span></text:span></text:p>
      <text:p text:style-name="No_20_Spacing"><text:span text:style-name="Strong"><text:span text:style-name="T3">    for (int i = 0; i &lt; n; i++) {</text:span></text:span></text:p>
      <text:p text:style-name="No_20_Spacing"><text:span text:style-name="Strong"><text:span text:style-name="T3">        if (list-&gt;arr[i].id = id) {</text:span></text:span></text:p>
      <text:p text:style-name="No_20_Spacing"><text:span text:style-name="Strong"><text:span text:style-name="T3">            display_infor_of_student(list-&gt;arr[i]);</text:span></text:span></text:p>
      <text:p text:style-name="No_20_Spacing"><text:span text:style-name="Strong"><text:span text:style-name="T3">            return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printf("There are no student with id %d in the student list.", id)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int modify(int id, student_list* list) {</text:span></text:span></text:p>
      <text:p text:style-name="No_20_Spacing"><text:span text:style-name="Strong"><text:span text:style-name="T3">    int n = list-&gt;size;</text:span></text:span></text:p>
      <text:p text:style-name="No_20_Spacing"><text:span text:style-name="Strong"><text:span text:style-name="T3">    for (int i = 0; i &lt; n; i++) {</text:span></text:span></text:p>
      <text:p text:style-name="No_20_Spacing"><text:span text:style-name="Strong"><text:span text:style-name="T3">        if (list-&gt;arr[i].id == id) {</text:span></text:span></text:p>
      <text:p text:style-name="No_20_Spacing"><text:span text:style-name="Strong"><text:span text:style-name="T3">            char subjects[9][17] = { "Math", "Literature", "English", "Physics", "Chemistry", "Biology", "History", "Geography", "Computer Science" };</text:span></text:span></text:p>
      <text:p text:style-name="No_20_Spacing"><text:span text:style-name="Strong"><text:span text:style-name="T3">            int num;</text:span></text:span></text:p>
      <text:p text:style-name="No_20_Spacing"><text:span text:style-name="Strong"><text:span text:style-name="T3">            do {</text:span></text:span></text:p>
      <text:p text:style-name="No_20_Spacing"><text:span text:style-name="Strong"><text:span text:style-name="T3">                printf("\nStudent information:\n");</text:span></text:span></text:p>
      <text:p text:style-name="No_20_Spacing"><text:soft-page-break/><text:span text:style-name="Strong"><text:span text:style-name="T3">                display_infor_of_student(list-&gt;arr[i]);</text:span></text:span></text:p>
      <text:p text:style-name="No_20_Spacing"><text:span text:style-name="Strong"><text:span text:style-name="T3">                printf("\t\t----SELECT INFORMATION TO MODIFY----\n");</text:span></text:span></text:p>
      <text:p text:style-name="No_20_Spacing"><text:span text:style-name="Strong"><text:span text:style-name="T3">                printf("1. ID\n2. Full name\n");</text:span></text:span></text:p>
      <text:p text:style-name="No_20_Spacing"><text:span text:style-name="Strong"><text:span text:style-name="T3">                for (int j = 0; j &lt; 9; j++) {</text:span></text:span></text:p>
      <text:p text:style-name="No_20_Spacing"><text:span text:style-name="Strong"><text:span text:style-name="T3">                    printf("%d. %s grade\n", j + 3, subjects[j]);</text:span></text:span></text:p>
      <text:p text:style-name="No_20_Spacing"><text:span text:style-name="Strong"><text:span text:style-name="T3">                }</text:span></text:span></text:p>
      <text:p text:style-name="No_20_Spacing"><text:span text:style-name="Strong"><text:span text:style-name="T3">                printf("0.Exit\n");</text:span></text:span></text:p>
      <text:p text:style-name="No_20_Spacing"><text:span text:style-name="Strong"><text:span text:style-name="T3">                printf("Your selection is: ");</text:span></text:span></text:p>
      <text:p text:style-name="No_20_Spacing"><text:span text:style-name="Strong"><text:span text:style-name="T3">                while (!my_scanf("%d", &amp;num)) {</text:span></text:span></text:p>
      <text:p text:style-name="No_20_Spacing"><text:span text:style-name="Strong"><text:span text:style-name="T3">                    printf("Please enter an integer.\n");</text:span></text:span></text:p>
      <text:p text:style-name="No_20_Spacing"><text:span text:style-name="Strong"><text:span text:style-name="T3">                }</text:span></text:span></text:p>
      <text:p text:style-name="No_20_Spacing"><text:span text:style-name="Strong"><text:span text:style-name="T3">                if (num == 1) {</text:span></text:span></text:p>
      <text:p text:style-name="No_20_Spacing"><text:span text:style-name="Strong"><text:span text:style-name="T3">                    printf("Enter new ID: ");</text:span></text:span></text:p>
      <text:p text:style-name="No_20_Spacing"><text:span text:style-name="Strong"><text:span text:style-name="T3">                    while (!my_scanf("%d", &amp;(list-&gt;arr[i].id))) {</text:span></text:span></text:p>
      <text:p text:style-name="No_20_Spacing"><text:span text:style-name="Strong"><text:span text:style-name="T3">                        printf("Please enter an integer.\n");</text:span></text:span></text:p>
      <text:p text:style-name="No_20_Spacing"><text:span text:style-name="Strong"><text:span text:style-name="T3">                    }</text:span></text:span></text:p>
      <text:p text:style-name="No_20_Spacing"><text:span text:style-name="Strong"><text:span text:style-name="T3">                }</text:span></text:span></text:p>
      <text:p text:style-name="No_20_Spacing"><text:span text:style-name="Strong"><text:span text:style-name="T3">                else if (num == 2) {</text:span></text:span></text:p>
      <text:p text:style-name="No_20_Spacing"><text:span text:style-name="Strong"><text:span text:style-name="T3">                    printf("Enter new full name: ");</text:span></text:span></text:p>
      <text:p text:style-name="No_20_Spacing"><text:span text:style-name="Strong"><text:span text:style-name="T3">                    fgets(list-&gt;arr[i].full_name, 24, stdin);</text:span></text:span></text:p>
      <text:p text:style-name="No_20_Spacing"><text:span text:style-name="Strong"><text:span text:style-name="T3">                    fix_string(list-&gt;arr[i].full_name);</text:span></text:span></text:p>
      <text:p text:style-name="No_20_Spacing"><text:span text:style-name="Strong"><text:span text:style-name="T3">                }</text:span></text:span></text:p>
      <text:p text:style-name="No_20_Spacing"><text:span text:style-name="Strong"><text:span text:style-name="T3">                else if (num &gt;= 3 &amp;&amp; num &lt;= 11) {</text:span></text:span></text:p>
      <text:p text:style-name="No_20_Spacing"><text:span text:style-name="Strong"><text:span text:style-name="T3">                    printf("Enter new grade for %s: ", subjects[num - 3]);</text:span></text:span></text:p>
      <text:p text:style-name="No_20_Spacing"><text:span text:style-name="Strong"><text:span text:style-name="T3">                    while (!my_scanf("%f", &amp;(list-&gt;arr[i].grades[num - 3]))) {</text:span></text:span></text:p>
      <text:p text:style-name="No_20_Spacing"><text:span text:style-name="Strong"><text:span text:style-name="T3">                        printf("Please enter an integer.\n");</text:span></text:span></text:p>
      <text:p text:style-name="No_20_Spacing"><text:span text:style-name="Strong"><text:span text:style-name="T3">                    }</text:span></text:span></text:p>
      <text:p text:style-name="No_20_Spacing"><text:span text:style-name="Strong"><text:span text:style-name="T3">                    list-&gt;arr[i].avg_grade = avg_grade(&amp;(list-&gt;arr[i]));</text:span></text:span></text:p>
      <text:p text:style-name="No_20_Spacing"><text:span text:style-name="Strong"><text:span text:style-name="T3">                }</text:span></text:span></text:p>
      <text:p text:style-name="No_20_Spacing"><text:span text:style-name="Strong"><text:span text:style-name="T3">                else if (num == 0) {</text:span></text:span></text:p>
      <text:p text:style-name="No_20_Spacing"><text:span text:style-name="Strong"><text:span text:style-name="T3">                    printf("Exit successfully.");</text:span></text:span></text:p>
      <text:p text:style-name="No_20_Spacing"><text:span text:style-name="Strong"><text:span text:style-name="T3">                    pause();</text:span></text:span></text:p>
      <text:p text:style-name="No_20_Spacing"><text:span text:style-name="Strong"><text:span text:style-name="T3">                    break;</text:span></text:span></text:p>
      <text:p text:style-name="No_20_Spacing"><text:span text:style-name="Strong"><text:span text:style-name="T3">                }</text:span></text:span></text:p>
      <text:p text:style-name="No_20_Spacing"><text:span text:style-name="Strong"><text:span text:style-name="T3">                else {</text:span></text:span></text:p>
      <text:p text:style-name="No_20_Spacing"><text:span text:style-name="Strong"><text:span text:style-name="T3">                    printf("Invalid input. Enter again.");</text:span></text:span></text:p>
      <text:p text:style-name="No_20_Spacing"><text:span text:style-name="Strong"><text:span text:style-name="T3">                    continue;</text:span></text:span></text:p>
      <text:p text:style-name="No_20_Spacing"><text:span text:style-name="Strong"><text:span text:style-name="T3">                }</text:span></text:span></text:p>
      <text:p text:style-name="No_20_Spacing"><text:span text:style-name="Strong"><text:span text:style-name="T3">            } while (num);</text:span></text:span></text:p>
      <text:p text:style-name="No_20_Spacing"><text:span text:style-name="Strong"><text:span text:style-name="T3">            return 1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return 0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deletion(int id, student_list* list) {</text:span></text:span></text:p>
      <text:p text:style-name="No_20_Spacing"><text:span text:style-name="Strong"><text:span text:style-name="T3">    int n = list-&gt;size;</text:span></text:span></text:p>
      <text:p text:style-name="No_20_Spacing"><text:span text:style-name="Strong"><text:span text:style-name="T3">    for (int i = 0; i &lt; n; i++) {</text:span></text:span></text:p>
      <text:p text:style-name="No_20_Spacing"><text:span text:style-name="Strong"><text:span text:style-name="T3">        if (list-&gt;arr[i].id == id) {</text:span></text:span></text:p>
      <text:p text:style-name="No_20_Spacing"><text:span text:style-name="Strong"><text:span text:style-name="T3">            if (i &lt; n - 1) {</text:span></text:span></text:p>
      <text:p text:style-name="No_20_Spacing"><text:span text:style-name="Strong"><text:span text:style-name="T3">                list-&gt;arr[i] = list-&gt;arr[n - 1];</text:span></text:span></text:p>
      <text:p text:style-name="No_20_Spacing"><text:soft-page-break/><text:span text:style-name="Strong"><text:span text:style-name="T3">            }</text:span></text:span></text:p>
      <text:p text:style-name="No_20_Spacing"><text:span text:style-name="Strong"><text:span text:style-name="T3">            list-&gt;size--;</text:span></text:span></text:p>
      <text:p text:style-name="No_20_Spacing"><text:span text:style-name="Strong"><text:span text:style-name="T3">            printf("Remove student %d suceccfully.\n", id);</text:span></text:span></text:p>
      <text:p text:style-name="No_20_Spacing"><text:span text:style-name="Strong"><text:span text:style-name="T3">            return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printf("There are no student with id %d in the school.\n", id)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case_1(student_list* list) {</text:span></text:span></text:p>
      <text:p text:style-name="No_20_Spacing"><text:span text:style-name="Strong"><text:span text:style-name="T3">    char full_name[24];</text:span></text:span></text:p>
      <text:p text:style-name="No_20_Spacing"><text:span text:style-name="Strong"><text:span text:style-name="T3">    int id;</text:span></text:span></text:p>
      <text:p text:style-name="No_20_Spacing"><text:span text:style-name="Strong"><text:span text:style-name="T3">    float grade[9];</text:span></text:span></text:p>
      <text:p text:style-name="No_20_Spacing"><text:span text:style-name="Strong"><text:span text:style-name="T3">    char subjects[9][17] = { "Math", "Literature", "English", "Physics", "Chemistry", "Biology", "History", "Geography", "Computer Science" };</text:span></text:span></text:p>
      <text:p text:style-name="No_20_Spacing"><text:span text:style-name="Strong"><text:span text:style-name="T3">    char verify; // for verify if the entered grade is valid?</text:span></text:span></text:p>
      <text:p text:style-name="No_20_Spacing"><text:span text:style-name="Strong"><text:span text:style-name="T3">    student s;</text:span></text:span></text:p>
      <text:p text:style-name="No_20_Spacing"><text:span text:style-name="Strong"><text:span text:style-name="T3">    do {</text:span></text:span></text:p>
      <text:p text:style-name="No_20_Spacing"><text:span text:style-name="Strong"><text:span text:style-name="T3">        printf("Enter ID: ");</text:span></text:span></text:p>
      <text:p text:style-name="No_20_Spacing"><text:span text:style-name="Strong"><text:span text:style-name="T3">        while (!my_scanf("%d", &amp;id)) {</text:span></text:span></text:p>
      <text:p text:style-name="No_20_Spacing"><text:span text:style-name="Strong"><text:span text:style-name="T3">            printf("Please enter an integer.\n"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printf("Enter full name: ");</text:span></text:span></text:p>
      <text:p text:style-name="No_20_Spacing"><text:span text:style-name="Strong"><text:span text:style-name="T3">        fgets(full_name, 24, stdin);</text:span></text:span></text:p>
      <text:p text:style-name="No_20_Spacing"><text:span text:style-name="Strong"><text:span text:style-name="T3">        fix_string(full_name);</text:span></text:span></text:p>
      <text:p text:style-name="No_20_Spacing"><text:span text:style-name="Strong"><text:span text:style-name="T3">        int n = sizeof(grade) / sizeof(float);</text:span></text:span></text:p>
      <text:p text:style-name="No_20_Spacing"><text:span text:style-name="Strong"><text:span text:style-name="T3">        for (int i = 0; i &lt; n; i++) {</text:span></text:span></text:p>
      <text:p text:style-name="No_20_Spacing"><text:span text:style-name="Strong"><text:span text:style-name="T3">            printf("Enter grade for %s: ", subjects[i]);</text:span></text:span></text:p>
      <text:p text:style-name="No_20_Spacing"><text:span text:style-name="Strong"><text:span text:style-name="T3">            while (!my_scanf("%f", &amp;grade[i])) {</text:span></text:span></text:p>
      <text:p text:style-name="No_20_Spacing"><text:span text:style-name="Strong"><text:span text:style-name="T3">                printf("Please enter an integer.\n");</text:span></text:span></text:p>
      <text:p text:style-name="No_20_Spacing"><text:span text:style-name="Strong"><text:span text:style-name="T3">            }</text:span></text:span></text:p>
      <text:p text:style-name="No_20_Spacing"><text:span text:style-name="Strong"><text:span text:style-name="T3">            if (grade[i] &gt; 10 || grade[i] &lt; 0) {</text:span></text:span></text:p>
      <text:p text:style-name="No_20_Spacing"><text:span text:style-name="Strong"><text:span text:style-name="T3">                printf("Grade must be greater than or equal 0 and less than or equal to 10. Enter again.\n");</text:span></text:span></text:p>
      <text:p text:style-name="No_20_Spacing"><text:span text:style-name="Strong"><text:span text:style-name="T3">                i--;</text:span></text:span></text:p>
      <text:p text:style-name="No_20_Spacing"><text:span text:style-name="Strong"><text:span text:style-name="T3">            }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initialize_student(&amp;s, id, full_name, grade[0], grade[1], grade[2], grade[3], grade[4], grade[5], grade[6], grade[7], grade[8]);</text:span></text:span></text:p>
      <text:p text:style-name="No_20_Spacing"><text:span text:style-name="Strong"><text:span text:style-name="T3">        printf("Student information:\n");</text:span></text:span></text:p>
      <text:p text:style-name="No_20_Spacing"><text:span text:style-name="Strong"><text:span text:style-name="T3">        display_infor_of_student(s);</text:span></text:span></text:p>
      <text:p text:style-name="No_20_Spacing"><text:span text:style-name="Strong"><text:span text:style-name="T3">        do {</text:span></text:span></text:p>
      <text:p text:style-name="No_20_Spacing"><text:span text:style-name="Strong"><text:span text:style-name="T3">            printf("\n\nVerify if the data is correct? (Y/N): ");</text:span></text:span></text:p>
      <text:p text:style-name="No_20_Spacing"><text:span text:style-name="Strong"><text:span text:style-name="T3">            my_scanf("%c", &amp;verify);</text:span></text:span></text:p>
      <text:p text:style-name="No_20_Spacing"><text:span text:style-name="Strong"><text:span text:style-name="T3">            if (verify != 'y' &amp;&amp; verify != 'Y' &amp;&amp; verify != 'n' &amp;&amp; verify != 'N')</text:span></text:span></text:p>
      <text:p text:style-name="No_20_Spacing"><text:span text:style-name="Strong"><text:span text:style-name="T3">                printf("\nInvalid command!");</text:span></text:span></text:p>
      <text:p text:style-name="No_20_Spacing"><text:span text:style-name="Strong"><text:span text:style-name="T3">        } while (verify != 'y' &amp;&amp; verify != 'Y' &amp;&amp; verify != 'n' &amp;&amp; verify != 'N');</text:span></text:span></text:p>
      <text:p text:style-name="P2"><text:span text:style-name="Strong"><text:span text:style-name="T3"/></text:span></text:p>
      <text:p text:style-name="No_20_Spacing"><text:span text:style-name="Strong"><text:span text:style-name="T3">    } while (verify == 'N' || verify == 'n');</text:span></text:span></text:p>
      <text:p text:style-name="No_20_Spacing"><text:span text:style-name="Strong"><text:span text:style-name="T3">    initialize_student(&amp;s, id, full_name, grade[0], grade[1], grade[2], grade[3], grade[4], grade[5], grade[6], grade[7], grade[8]);</text:span></text:span></text:p>
      <text:p text:style-name="No_20_Spacing"><text:soft-page-break/><text:span text:style-name="Strong"><text:span text:style-name="T3">    int x = add_student_to_student_list(list, s);</text:span></text:span></text:p>
      <text:p text:style-name="No_20_Spacing"><text:span text:style-name="Strong"><text:span text:style-name="T3">    if (x)</text:span></text:span></text:p>
      <text:p text:style-name="No_20_Spacing"><text:span text:style-name="Strong"><text:span text:style-name="T3">        printf("\nStudent with ID %d was added to the list.\n", s.id);</text:span></text:span></text:p>
      <text:p text:style-name="No_20_Spacing"><text:span text:style-name="Strong"><text:span text:style-name="T3">    pause()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int read_from_mysql(student_list* list, int list_size) {</text:span></text:span></text:p>
      <text:p text:style-name="No_20_Spacing"><text:span text:style-name="Strong"><text:span text:style-name="T3">    MYSQL* conn;</text:span></text:span></text:p>
      <text:p text:style-name="No_20_Spacing"><text:span text:style-name="Strong"><text:span text:style-name="T3">    MYSQL_RES* result;</text:span></text:span></text:p>
      <text:p text:style-name="No_20_Spacing"><text:span text:style-name="Strong"><text:span text:style-name="T3">    MYSQL_ROW row;</text:span></text:span></text:p>
      <text:p text:style-name="P2"><text:span text:style-name="Strong"><text:span text:style-name="T3"/></text:span></text:p>
      <text:p text:style-name="No_20_Spacing"><text:span text:style-name="Strong"><text:span text:style-name="T3">    conn = mysql_init(NULL);</text:span></text:span></text:p>
      <text:p text:style-name="No_20_Spacing"><text:span text:style-name="Strong"><text:span text:style-name="T3">    if (conn == NULL) {</text:span></text:span></text:p>
      <text:p text:style-name="No_20_Spacing"><text:span text:style-name="Strong"><text:span text:style-name="T3">        fprintf(stderr, "mysql_init() failed\n"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if (mysql_real_connect(conn, "localhost", "Hoang", "Hoangdeptry_05", "student", 0, NULL, 0) == NULL) {</text:span></text:span></text:p>
      <text:p text:style-name="No_20_Spacing"><text:span text:style-name="Strong"><text:span text:style-name="T3">        fprintf(stderr, "mysql_real_connect() failed: %s\n", mysql_error(conn));</text:span></text:span></text:p>
      <text:p text:style-name="No_20_Spacing"><text:span text:style-name="Strong"><text:span text:style-name="T3">        mysql_close(conn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if (mysql_query(conn, "select student.id, fullname, math, literature, english, physic, chemistry, biology, history, geography, computer_science, avg_grade from student, grades where student.id = grades.id order by avg_grade desc")) {</text:span></text:span></text:p>
      <text:p text:style-name="No_20_Spacing"><text:span text:style-name="Strong"><text:span text:style-name="T3">        fprintf(stderr, "mysql_query failed: %s\n", mysql_error(conn));</text:span></text:span></text:p>
      <text:p text:style-name="No_20_Spacing"><text:span text:style-name="Strong"><text:span text:style-name="T3">        mysql_close(conn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result = mysql_use_result(conn);</text:span></text:span></text:p>
      <text:p text:style-name="No_20_Spacing"><text:span text:style-name="Strong"><text:span text:style-name="T3">    int num_fields = mysql_num_fields(result);</text:span></text:span></text:p>
      <text:p text:style-name="No_20_Spacing"><text:span text:style-name="Strong"><text:span text:style-name="T3">    if (result == NULL) {</text:span></text:span></text:p>
      <text:p text:style-name="No_20_Spacing"><text:span text:style-name="Strong"><text:span text:style-name="T3">        fprintf(stderr, "mysql_use_result() failed: %s\n", mysql_error(conn));</text:span></text:span></text:p>
      <text:p text:style-name="No_20_Spacing"><text:span text:style-name="Strong"><text:span text:style-name="T3">        mysql_close(conn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student s;</text:span></text:span></text:p>
      <text:p text:style-name="No_20_Spacing"><text:span text:style-name="Strong"><text:span text:style-name="T3">    char a[30];</text:span></text:span></text:p>
      <text:p text:style-name="No_20_Spacing"><text:span text:style-name="Strong"><text:span text:style-name="T3">    while ((row = mysql_fetch_row(result)) != NULL) {</text:span></text:span></text:p>
      <text:p text:style-name="No_20_Spacing"><text:span text:style-name="Strong"><text:span text:style-name="T3">        int i = 0;</text:span></text:span></text:p>
      <text:p text:style-name="No_20_Spacing"><text:span text:style-name="Strong"><text:span text:style-name="T3">        while (i &lt; num_fields) {</text:span></text:span></text:p>
      <text:p text:style-name="No_20_Spacing"><text:span text:style-name="Strong"><text:span text:style-name="T3">            strcpy(a, row[i]);</text:span></text:span></text:p>
      <text:p text:style-name="No_20_Spacing"><text:span text:style-name="Strong"><text:span text:style-name="T3">            if (i == 0) {</text:span></text:span></text:p>
      <text:p text:style-name="No_20_Spacing"><text:span text:style-name="Strong"><text:span text:style-name="T3">                sscanf(a, "%d", &amp;s.id);</text:span></text:span></text:p>
      <text:p text:style-name="No_20_Spacing"><text:span text:style-name="Strong"><text:span text:style-name="T3">            }</text:span></text:span></text:p>
      <text:p text:style-name="No_20_Spacing"><text:span text:style-name="Strong"><text:span text:style-name="T3">            else if (i == 1) {</text:span></text:span></text:p>
      <text:p text:style-name="No_20_Spacing"><text:span text:style-name="Strong"><text:span text:style-name="T3">                strcpy(s.full_name, a);</text:span></text:span></text:p>
      <text:p text:style-name="No_20_Spacing"><text:span text:style-name="Strong"><text:span text:style-name="T3">            }</text:span></text:span></text:p>
      <text:p text:style-name="No_20_Spacing"><text:span text:style-name="Strong"><text:span text:style-name="T3">            else if (2 &lt;= i &amp;&amp; i &lt;= 10) {</text:span></text:span></text:p>
      <text:p text:style-name="No_20_Spacing"><text:span text:style-name="Strong"><text:span text:style-name="T3">                sscanf(a, "%f", &amp;s.grades[i - 2]);</text:span></text:span></text:p>
      <text:p text:style-name="No_20_Spacing"><text:span text:style-name="Strong"><text:span text:style-name="T3">            }</text:span></text:span></text:p>
      <text:p text:style-name="No_20_Spacing"><text:soft-page-break/><text:span text:style-name="Strong"><text:span text:style-name="T3">            else {</text:span></text:span></text:p>
      <text:p text:style-name="No_20_Spacing"><text:span text:style-name="Strong"><text:span text:style-name="T3">                sscanf(a, "%f", &amp;s.avg_grade);</text:span></text:span></text:p>
      <text:p text:style-name="No_20_Spacing"><text:span text:style-name="Strong"><text:span text:style-name="T3">            }</text:span></text:span></text:p>
      <text:p text:style-name="No_20_Spacing"><text:span text:style-name="Strong"><text:span text:style-name="T3">            i++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if (list-&gt;size == list-&gt;capacity) {</text:span></text:span></text:p>
      <text:p text:style-name="No_20_Spacing"><text:span text:style-name="Strong"><text:span text:style-name="T3">            list-&gt;capacity *= 2;</text:span></text:span></text:p>
      <text:p text:style-name="No_20_Spacing"><text:span text:style-name="Strong"><text:span text:style-name="T3">            list-&gt;arr = (student*)realloc(list-&gt;arr, list-&gt;capacity * sizeof(student)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int label = 1;</text:span></text:span></text:p>
      <text:p text:style-name="No_20_Spacing"><text:span text:style-name="Strong"><text:span text:style-name="T3">        for (int i = 0; i &lt; list_size; i++) {</text:span></text:span></text:p>
      <text:p text:style-name="No_20_Spacing"><text:span text:style-name="Strong"><text:span text:style-name="T3">            if (s.id == list-&gt;arr[i].id) {</text:span></text:span></text:p>
      <text:p text:style-name="No_20_Spacing"><text:span text:style-name="Strong"><text:span text:style-name="T3">                label = 0;</text:span></text:span></text:p>
      <text:p text:style-name="No_20_Spacing"><text:span text:style-name="Strong"><text:span text:style-name="T3">                break;</text:span></text:span></text:p>
      <text:p text:style-name="No_20_Spacing"><text:span text:style-name="Strong"><text:span text:style-name="T3">            }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if (label == 1) {</text:span></text:span></text:p>
      <text:p text:style-name="No_20_Spacing"><text:span text:style-name="Strong"><text:span text:style-name="T3">            list-&gt;arr[list-&gt;size] = s;</text:span></text:span></text:p>
      <text:p text:style-name="No_20_Spacing"><text:span text:style-name="Strong"><text:span text:style-name="T3">            list-&gt;size++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mysql_close(conn);</text:span></text:span></text:p>
      <text:p text:style-name="No_20_Spacing"><text:span text:style-name="Strong"><text:span text:style-name="T3">    return 1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int count() {</text:span></text:span></text:p>
      <text:p text:style-name="No_20_Spacing"><text:span text:style-name="Strong"><text:span text:style-name="T3">    MYSQL* conn;</text:span></text:span></text:p>
      <text:p text:style-name="No_20_Spacing"><text:span text:style-name="Strong"><text:span text:style-name="T3">    MYSQL_RES* result;</text:span></text:span></text:p>
      <text:p text:style-name="No_20_Spacing"><text:span text:style-name="Strong"><text:span text:style-name="T3">    MYSQL_ROW row;</text:span></text:span></text:p>
      <text:p text:style-name="P2"><text:span text:style-name="Strong"><text:span text:style-name="T3"/></text:span></text:p>
      <text:p text:style-name="No_20_Spacing"><text:span text:style-name="Strong"><text:span text:style-name="T3">    conn = mysql_init(NULL);</text:span></text:span></text:p>
      <text:p text:style-name="No_20_Spacing"><text:span text:style-name="Strong"><text:span text:style-name="T3">    if (conn == NULL) {</text:span></text:span></text:p>
      <text:p text:style-name="No_20_Spacing"><text:span text:style-name="Strong"><text:span text:style-name="T3">        fprintf(stderr, "mysql_init() failed\n"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if (mysql_real_connect(conn, "localhost", "Hoang", "Hoangdeptry_05", "student", 0, NULL, 0) == NULL) {</text:span></text:span></text:p>
      <text:p text:style-name="No_20_Spacing"><text:span text:style-name="Strong"><text:span text:style-name="T3">        fprintf(stderr, "mysql_real_connect() failed: %s\n", mysql_error(conn));</text:span></text:span></text:p>
      <text:p text:style-name="No_20_Spacing"><text:span text:style-name="Strong"><text:span text:style-name="T3">        mysql_close(conn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if (mysql_query(conn, "SELECT COUNT(*) FROM student")) {</text:span></text:span></text:p>
      <text:p text:style-name="No_20_Spacing"><text:span text:style-name="Strong"><text:span text:style-name="T3">        fprintf(stderr, "%s\n", mysql_error(conn));</text:span></text:span></text:p>
      <text:p text:style-name="No_20_Spacing"><text:span text:style-name="Strong"><text:span text:style-name="T3">        mysql_close(conn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int number_of_record;</text:span></text:span></text:p>
      <text:p text:style-name="No_20_Spacing"><text:span text:style-name="Strong"><text:span text:style-name="T3">    MYSQL_RES* res;</text:span></text:span></text:p>
      <text:p text:style-name="No_20_Spacing"><text:span text:style-name="Strong"><text:span text:style-name="T3">    res = mysql_use_result(conn);</text:span></text:span></text:p>
      <text:p text:style-name="No_20_Spacing"><text:span text:style-name="Strong"><text:span text:style-name="T3">    row = mysql_fetch_row(res);</text:span></text:span></text:p>
      <text:p text:style-name="No_20_Spacing"><text:span text:style-name="Strong"><text:span text:style-name="T3">    number_of_record = atoi(row[0]);</text:span></text:span></text:p>
      <text:p text:style-name="No_20_Spacing"><text:soft-page-break/><text:span text:style-name="Strong"><text:span text:style-name="T3">    mysql_close(conn);</text:span></text:span></text:p>
      <text:p text:style-name="No_20_Spacing"><text:span text:style-name="Strong"><text:span text:style-name="T3">    return number_of_record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int find_from_mysql(int id, student_list* list) {</text:span></text:span></text:p>
      <text:p text:style-name="No_20_Spacing"><text:span text:style-name="Strong"><text:span text:style-name="T3">    MYSQL* conn;</text:span></text:span></text:p>
      <text:p text:style-name="No_20_Spacing"><text:span text:style-name="Strong"><text:span text:style-name="T3">    MYSQL_RES* result;</text:span></text:span></text:p>
      <text:p text:style-name="No_20_Spacing"><text:span text:style-name="Strong"><text:span text:style-name="T3">    MYSQL_ROW row;</text:span></text:span></text:p>
      <text:p text:style-name="P2"><text:span text:style-name="Strong"><text:span text:style-name="T3"/></text:span></text:p>
      <text:p text:style-name="No_20_Spacing"><text:span text:style-name="Strong"><text:span text:style-name="T3">    conn = mysql_init(NULL);</text:span></text:span></text:p>
      <text:p text:style-name="No_20_Spacing"><text:span text:style-name="Strong"><text:span text:style-name="T3">    if (conn == NULL) {</text:span></text:span></text:p>
      <text:p text:style-name="No_20_Spacing"><text:span text:style-name="Strong"><text:span text:style-name="T3">        fprintf(stderr, "mysql_init() failed\n"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if (mysql_real_connect(conn, "localhost", "Hoang", "Hoangdeptry_05", "student", 0, NULL, 0) == NULL) {</text:span></text:span></text:p>
      <text:p text:style-name="No_20_Spacing"><text:span text:style-name="Strong"><text:span text:style-name="T3">        fprintf(stderr, "mysql_real_connect() failed: %s\n", mysql_error(conn));</text:span></text:span></text:p>
      <text:p text:style-name="No_20_Spacing"><text:span text:style-name="Strong"><text:span text:style-name="T3">        mysql_close(conn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char* query = (char*)malloc(sizeof(char) * 300);</text:span></text:span></text:p>
      <text:p text:style-name="No_20_Spacing"><text:span text:style-name="Strong"><text:span text:style-name="T3">    strcpy(query, "select student.id, fullname, math, literature, english, physic, chemistry, biology, history, geography, computer_science, avg_grade from student, grades where student.id = grades.id and student.id = ");</text:span></text:span></text:p>
      <text:p text:style-name="No_20_Spacing"><text:span text:style-name="Strong"><text:span text:style-name="T3">    char str[10];</text:span></text:span></text:p>
      <text:p text:style-name="No_20_Spacing"><text:span text:style-name="Strong"><text:span text:style-name="T3">    sprintf(str, "%d", id);</text:span></text:span></text:p>
      <text:p text:style-name="No_20_Spacing"><text:span text:style-name="Strong"><text:span text:style-name="T3">    strcat(query, str);</text:span></text:span></text:p>
      <text:p text:style-name="No_20_Spacing"><text:span text:style-name="Strong"><text:span text:style-name="T3">    if (mysql_query(conn, query)) {</text:span></text:span></text:p>
      <text:p text:style-name="No_20_Spacing"><text:span text:style-name="Strong"><text:span text:style-name="T3">        fprintf(stderr, "mysql_query failed: %s\n", mysql_error(conn));</text:span></text:span></text:p>
      <text:p text:style-name="No_20_Spacing"><text:span text:style-name="Strong"><text:span text:style-name="T3">        mysql_close(conn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result = mysql_use_result(conn);</text:span></text:span></text:p>
      <text:p text:style-name="No_20_Spacing"><text:span text:style-name="Strong"><text:span text:style-name="T3">    int num_fields = mysql_num_fields(result);</text:span></text:span></text:p>
      <text:p text:style-name="No_20_Spacing"><text:span text:style-name="Strong"><text:span text:style-name="T3">    student s;</text:span></text:span></text:p>
      <text:p text:style-name="No_20_Spacing"><text:span text:style-name="Strong"><text:span text:style-name="T3">    char a[30];</text:span></text:span></text:p>
      <text:p text:style-name="No_20_Spacing"><text:span text:style-name="Strong"><text:span text:style-name="T3">    if ((row = mysql_fetch_row(result)) != NULL) {</text:span></text:span></text:p>
      <text:p text:style-name="No_20_Spacing"><text:span text:style-name="Strong"><text:span text:style-name="T3">        int i = 0;</text:span></text:span></text:p>
      <text:p text:style-name="No_20_Spacing"><text:span text:style-name="Strong"><text:span text:style-name="T3">        while (i &lt; num_fields) {</text:span></text:span></text:p>
      <text:p text:style-name="No_20_Spacing"><text:span text:style-name="Strong"><text:span text:style-name="T3">            strcpy(a, row[i]);</text:span></text:span></text:p>
      <text:p text:style-name="No_20_Spacing"><text:span text:style-name="Strong"><text:span text:style-name="T3">            if (i == 0) {</text:span></text:span></text:p>
      <text:p text:style-name="No_20_Spacing"><text:span text:style-name="Strong"><text:span text:style-name="T3">                sscanf(a, "%d", &amp;s.id);</text:span></text:span></text:p>
      <text:p text:style-name="No_20_Spacing"><text:span text:style-name="Strong"><text:span text:style-name="T3">            }</text:span></text:span></text:p>
      <text:p text:style-name="No_20_Spacing"><text:span text:style-name="Strong"><text:span text:style-name="T3">            else if (i == 1) {</text:span></text:span></text:p>
      <text:p text:style-name="No_20_Spacing"><text:span text:style-name="Strong"><text:span text:style-name="T3">                strcpy(s.full_name, a);</text:span></text:span></text:p>
      <text:p text:style-name="No_20_Spacing"><text:span text:style-name="Strong"><text:span text:style-name="T3">            }</text:span></text:span></text:p>
      <text:p text:style-name="No_20_Spacing"><text:span text:style-name="Strong"><text:span text:style-name="T3">            else if (2 &lt;= i &amp;&amp; i &lt;= 10) {</text:span></text:span></text:p>
      <text:p text:style-name="No_20_Spacing"><text:span text:style-name="Strong"><text:span text:style-name="T3">                sscanf(a, "%f", &amp;s.grades[i - 2]);</text:span></text:span></text:p>
      <text:p text:style-name="No_20_Spacing"><text:span text:style-name="Strong"><text:span text:style-name="T3">            }</text:span></text:span></text:p>
      <text:p text:style-name="No_20_Spacing"><text:span text:style-name="Strong"><text:span text:style-name="T3">            else {</text:span></text:span></text:p>
      <text:p text:style-name="No_20_Spacing"><text:span text:style-name="Strong"><text:span text:style-name="T3">                sscanf(a, "%f", &amp;s.avg_grade);</text:span></text:span></text:p>
      <text:p text:style-name="No_20_Spacing"><text:soft-page-break/><text:span text:style-name="Strong"><text:span text:style-name="T3">            }</text:span></text:span></text:p>
      <text:p text:style-name="No_20_Spacing"><text:span text:style-name="Strong"><text:span text:style-name="T3">            i++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list-&gt;arr[0] = s;</text:span></text:span></text:p>
      <text:p text:style-name="No_20_Spacing"><text:span text:style-name="Strong"><text:span text:style-name="T3">        list-&gt;size++;</text:span></text:span></text:p>
      <text:p text:style-name="No_20_Spacing"><text:span text:style-name="Strong"><text:span text:style-name="T3">        return 1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return 0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int write_to_mysql(student_list* list) {</text:span></text:span></text:p>
      <text:p text:style-name="No_20_Spacing"><text:span text:style-name="Strong"><text:span text:style-name="T3">    if (list-&gt;size == 0) {</text:span></text:span></text:p>
      <text:p text:style-name="No_20_Spacing"><text:span text:style-name="Strong"><text:span text:style-name="T3">        printf("There are no student in the student list.\n"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MYSQL* conn;</text:span></text:span></text:p>
      <text:p text:style-name="No_20_Spacing"><text:span text:style-name="Strong"><text:span text:style-name="T3">    conn = mysql_init(NULL);</text:span></text:span></text:p>
      <text:p text:style-name="No_20_Spacing"><text:span text:style-name="Strong"><text:span text:style-name="T3">    if (conn == NULL) {</text:span></text:span></text:p>
      <text:p text:style-name="No_20_Spacing"><text:span text:style-name="Strong"><text:span text:style-name="T3">        fprintf(stderr, "mysql_init() failed\n"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if (mysql_real_connect(conn, "localhost", "Hoang", "Hoangdeptry_05", "student", 0, NULL, 0) == NULL) {</text:span></text:span></text:p>
      <text:p text:style-name="No_20_Spacing"><text:span text:style-name="Strong"><text:span text:style-name="T3">        fprintf(stderr, "mysql_real_connect() failed: %s\n", mysql_error(conn));</text:span></text:span></text:p>
      <text:p text:style-name="No_20_Spacing"><text:span text:style-name="Strong"><text:span text:style-name="T3">        mysql_close(conn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char* query = (char*)malloc(sizeof(char) * 5000);</text:span></text:span></text:p>
      <text:p text:style-name="No_20_Spacing"><text:span text:style-name="Strong"><text:span text:style-name="T3">    int num = list-&gt;size;</text:span></text:span></text:p>
      <text:p text:style-name="No_20_Spacing"><text:span text:style-name="Strong"><text:span text:style-name="T3">    int num_fields = 2;</text:span></text:span></text:p>
      <text:p text:style-name="No_20_Spacing"><text:span text:style-name="Strong"><text:span text:style-name="T3">    strcpy(query, "insert ignore into student(id, fullname) value ");</text:span></text:span></text:p>
      <text:p text:style-name="No_20_Spacing"><text:span text:style-name="Strong"><text:span text:style-name="T3">    for (int i = 0; i &lt; num; i++) {</text:span></text:span></text:p>
      <text:p text:style-name="No_20_Spacing"><text:span text:style-name="Strong"><text:span text:style-name="T3">        sprintf(query + strlen(query), "(%d, '%s')", list-&gt;arr[i].id, list-&gt;arr[i].full_name);</text:span></text:span></text:p>
      <text:p text:style-name="No_20_Spacing"><text:span text:style-name="Strong"><text:span text:style-name="T3">        if (i &lt; num - 1) strcat(query, ", "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if (mysql_query(conn, query)) {</text:span></text:span></text:p>
      <text:p text:style-name="No_20_Spacing"><text:span text:style-name="Strong"><text:span text:style-name="T3">        fprintf(stderr, "mysql_query() failed: %s\n", mysql_error(conn));</text:span></text:span></text:p>
      <text:p text:style-name="No_20_Spacing"><text:span text:style-name="Strong"><text:span text:style-name="T3">        free(query);</text:span></text:span></text:p>
      <text:p text:style-name="No_20_Spacing"><text:span text:style-name="Strong"><text:span text:style-name="T3">        mysql_close(conn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num_fields = 11;</text:span></text:span></text:p>
      <text:p text:style-name="No_20_Spacing"><text:span text:style-name="Strong"><text:span text:style-name="T3">    strcpy(query, "insert ignore into grades(id, math, literature, english, physic, chemistry, biology, history, geography, computer_science, avg_grade) value ");</text:span></text:span></text:p>
      <text:p text:style-name="No_20_Spacing"><text:span text:style-name="Strong"><text:span text:style-name="T3">    for (int i = 0; i &lt; num; i++) {</text:span></text:span></text:p>
      <text:p text:style-name="No_20_Spacing"><text:span text:style-name="Strong"><text:span text:style-name="T3">        sprintf(query + strlen(query), "(%d, %.2f, %.2f, %.2f, %.2f, %.2f, %.2f, %.2f, %.2f, %.2f, %.2f)", list-&gt;arr[i].id, list-&gt;arr[i].grades[0], list-&gt;arr[i].grades[1], list-&gt;arr[i].grades[2], list-&gt;arr[i].grades[3], list-&gt;arr[i].grades[4], list-&gt;arr[i].grades[5], list-&gt;arr[i].grades[6], list-&gt;arr[i].grades[7], list-&gt;arr[i].grades[8], list-&gt;arr[i].avg_grade);</text:span></text:span></text:p>
      <text:p text:style-name="No_20_Spacing"><text:span text:style-name="Strong"><text:span text:style-name="T3">        if (i &lt; num - 1) strcat(query, ", ");</text:span></text:span></text:p>
      <text:p text:style-name="No_20_Spacing"><text:soft-page-break/><text:span text:style-name="Strong"><text:span text:style-name="T3">    }</text:span></text:span></text:p>
      <text:p text:style-name="No_20_Spacing"><text:span text:style-name="Strong"><text:span text:style-name="T3">    if (mysql_query(conn, query)) {</text:span></text:span></text:p>
      <text:p text:style-name="No_20_Spacing"><text:span text:style-name="Strong"><text:span text:style-name="T3">        fprintf(stderr, "mysql_query() failed: %s\n", mysql_error(conn));</text:span></text:span></text:p>
      <text:p text:style-name="No_20_Spacing"><text:span text:style-name="Strong"><text:span text:style-name="T3">        free(query);</text:span></text:span></text:p>
      <text:p text:style-name="No_20_Spacing"><text:span text:style-name="Strong"><text:span text:style-name="T3">        mysql_close(conn);</text:span></text:span></text:p>
      <text:p text:style-name="No_20_Spacing"><text:span text:style-name="Strong"><text:span text:style-name="T3">        return 0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mysql_close(conn);</text:span></text:span></text:p>
      <text:p text:style-name="No_20_Spacing"><text:span text:style-name="Strong"><text:span text:style-name="T3">    free_student_list(list);</text:span></text:span></text:p>
      <text:p text:style-name="No_20_Spacing"><text:span text:style-name="Strong"><text:span text:style-name="T3">    list = (student_list*)malloc(sizeof(student_list));</text:span></text:span></text:p>
      <text:p text:style-name="No_20_Spacing"><text:span text:style-name="Strong"><text:span text:style-name="T3">    initialize_student_list(list, 10);</text:span></text:span></text:p>
      <text:p text:style-name="No_20_Spacing"><text:span text:style-name="Strong"><text:span text:style-name="T3">    return 1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delete_from_mysql(int id) {</text:span></text:span></text:p>
      <text:p text:style-name="No_20_Spacing"><text:span text:style-name="Strong"><text:span text:style-name="T3">    MYSQL* conn;</text:span></text:span></text:p>
      <text:p text:style-name="No_20_Spacing"><text:span text:style-name="Strong"><text:span text:style-name="T3">    conn = mysql_init(NULL);</text:span></text:span></text:p>
      <text:p text:style-name="No_20_Spacing"><text:span text:style-name="Strong"><text:span text:style-name="T3">    if (conn == NULL) {</text:span></text:span></text:p>
      <text:p text:style-name="No_20_Spacing"><text:span text:style-name="Strong"><text:span text:style-name="T3">        fprintf(stderr, "mysql_init() failed\n");</text:span></text:span></text:p>
      <text:p text:style-name="No_20_Spacing"><text:span text:style-name="Strong"><text:span text:style-name="T3">        return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if (mysql_real_connect(conn, "localhost", "Hoang", "Hoangdeptry_05", "student", 0, NULL, 0) == NULL) {</text:span></text:span></text:p>
      <text:p text:style-name="No_20_Spacing"><text:span text:style-name="Strong"><text:span text:style-name="T3">        fprintf(stderr, "mysql_real_connect() failed: %s\n", mysql_error(conn));</text:span></text:span></text:p>
      <text:p text:style-name="No_20_Spacing"><text:span text:style-name="Strong"><text:span text:style-name="T3">        mysql_close(conn);</text:span></text:span></text:p>
      <text:p text:style-name="No_20_Spacing"><text:span text:style-name="Strong"><text:span text:style-name="T3">        return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char query[100];</text:span></text:span></text:p>
      <text:p text:style-name="No_20_Spacing"><text:span text:style-name="Strong"><text:span text:style-name="T3">    char str[100];</text:span></text:span></text:p>
      <text:p text:style-name="No_20_Spacing"><text:span text:style-name="Strong"><text:span text:style-name="T3">    strcpy(query, "delete from student where id = ");</text:span></text:span></text:p>
      <text:p text:style-name="No_20_Spacing"><text:span text:style-name="Strong"><text:span text:style-name="T3">    sprintf(str, "%d;", id);</text:span></text:span></text:p>
      <text:p text:style-name="No_20_Spacing"><text:span text:style-name="Strong"><text:span text:style-name="T3">    strcat(query, str);</text:span></text:span></text:p>
      <text:p text:style-name="No_20_Spacing"><text:span text:style-name="Strong"><text:span text:style-name="T3">    mysql_query(conn, query);</text:span></text:span></text:p>
      <text:p text:style-name="No_20_Spacing"><text:span text:style-name="Strong"><text:span text:style-name="T3">    strcpy(query, "delete from grades where id = ");</text:span></text:span></text:p>
      <text:p text:style-name="No_20_Spacing"><text:span text:style-name="Strong"><text:span text:style-name="T3">    sprintf(str, "%d;", id);</text:span></text:span></text:p>
      <text:p text:style-name="No_20_Spacing"><text:span text:style-name="Strong"><text:span text:style-name="T3">    strcat(query, str);</text:span></text:span></text:p>
      <text:p text:style-name="No_20_Spacing"><text:span text:style-name="Strong"><text:span text:style-name="T3">    mysql_query(conn, query);</text:span></text:span></text:p>
      <text:p text:style-name="No_20_Spacing"><text:span text:style-name="Strong"><text:span text:style-name="T3">    mysql_close(conn)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display(student_list* list) {</text:span></text:span></text:p>
      <text:p text:style-name="No_20_Spacing"><text:span text:style-name="Strong"><text:span text:style-name="T3">    int n = list-&gt;size;</text:span></text:span></text:p>
      <text:p text:style-name="No_20_Spacing"><text:span text:style-name="Strong"><text:span text:style-name="T3">    int k = sizeof(list-&gt;arr[0].grades) / sizeof(float);</text:span></text:span></text:p>
      <text:p text:style-name="No_20_Spacing"><text:span text:style-name="Strong"><text:span text:style-name="T3">    for (int i = 0; i &lt; n; i++) {</text:span></text:span></text:p>
      <text:p text:style-name="No_20_Spacing"><text:span text:style-name="Strong"><text:span text:style-name="T3">        printf("|  %-4d|%-10d| %-23s", i + 1, list-&gt;arr[i].id, list-&gt;arr[i].full_name);</text:span></text:span></text:p>
      <text:p text:style-name="No_20_Spacing"><text:span text:style-name="Strong"><text:span text:style-name="T3">        for (int j = 0; j &lt; k - 1; j++) {</text:span></text:span></text:p>
      <text:p text:style-name="No_20_Spacing"><text:span text:style-name="Strong"><text:span text:style-name="T3">            printf("|  %-5.2f ", list-&gt;arr[i].grades[j]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printf("|   %-5.2f  ", list-&gt;arr[i].grades[k - 1]);</text:span></text:span></text:p>
      <text:p text:style-name="No_20_Spacing"><text:span text:style-name="Strong"><text:span text:style-name="T3">        printf("|  %.2f  |", list-&gt;arr[i].avg_grade);</text:span></text:span></text:p>
      <text:p text:style-name="No_20_Spacing"><text:span text:style-name="Strong"><text:span text:style-name="T3">        printf("\n");</text:span></text:span></text:p>
      <text:p text:style-name="No_20_Spacing"><text:span text:style-name="Strong"><text:span text:style-name="T3">    }</text:span></text:span></text:p>
      <text:p text:style-name="No_20_Spacing"><text:soft-page-break/><text:span text:style-name="Strong"><text:span text:style-name="T3">}</text:span></text:span></text:p>
      <text:p text:style-name="No_20_Spacing"><text:span text:style-name="Strong"><text:span text:style-name="T3">void display_all_student_in_the_list(student_list* list) {</text:span></text:span></text:p>
      <text:p text:style-name="No_20_Spacing"><text:span text:style-name="Strong"><text:span text:style-name="T3">    int n = list-&gt;size;</text:span></text:span></text:p>
      <text:p text:style-name="No_20_Spacing"><text:span text:style-name="Strong"><text:span text:style-name="T3">    puts(" ______________________________________________________________________________________________________________________________________");</text:span></text:span></text:p>
      <text:p text:style-name="No_20_Spacing"><text:span text:style-name="Strong"><text:span text:style-name="T3">    puts("|      |         Identification            |                                         Grades                                            |");</text:span></text:span></text:p>
      <text:p text:style-name="No_20_Spacing"><text:span text:style-name="Strong"><text:span text:style-name="T3">    puts("|S. No.|___________________________________|___________________________________________________________________________________________|");</text:span></text:span></text:p>
      <text:p text:style-name="No_20_Spacing"><text:span text:style-name="Strong"><text:span text:style-name="T3">    puts("|      |    ID    |       Full name        |  Math  |  Lit.  |  Eng.  | Physic |  Che.  |  Bio.  |  His.  |  Geo.  |Comp. Sci.|   Avg  |");</text:span></text:span></text:p>
      <text:p text:style-name="No_20_Spacing"><text:span text:style-name="Strong"><text:span text:style-name="T3">    puts("|______|__________|________________________|________|________|________|________|________|________|________|________|__________|________|");</text:span></text:span></text:p>
      <text:p text:style-name="No_20_Spacing"><text:span text:style-name="Strong"><text:span text:style-name="T3">    display(list);</text:span></text:span></text:p>
      <text:p text:style-name="No_20_Spacing"><text:span text:style-name="Strong"><text:span text:style-name="T3">    puts("|______|__________|________________________|________|________|________|________|________|________|________|________|__________|________|")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display_all_student_in_the_database() {</text:span></text:span></text:p>
      <text:p text:style-name="No_20_Spacing"><text:span text:style-name="Strong"><text:span text:style-name="T3">    student_list* list = (student_list*)malloc(sizeof(student_list));</text:span></text:span></text:p>
      <text:p text:style-name="No_20_Spacing"><text:span text:style-name="Strong"><text:span text:style-name="T3">    initialize_student_list(list, 100);</text:span></text:span></text:p>
      <text:p text:style-name="No_20_Spacing"><text:span text:style-name="Strong"><text:span text:style-name="T3">    read_from_mysql(list, 0);</text:span></text:span></text:p>
      <text:p text:style-name="No_20_Spacing"><text:span text:style-name="Strong"><text:span text:style-name="T3">    if (list-&gt;size == 0) {</text:span></text:span></text:p>
      <text:p text:style-name="No_20_Spacing"><text:span text:style-name="Strong"><text:span text:style-name="T3">        printf("Database empty!\n"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display_all_student_in_the_list(list);</text:span></text:span></text:p>
      <text:p text:style-name="No_20_Spacing"><text:span text:style-name="Strong"><text:span text:style-name="T3">    free_student_list(list)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number_of_student(student_list* list) {</text:span></text:span></text:p>
      <text:p text:style-name="No_20_Spacing"><text:span text:style-name="Strong"><text:span text:style-name="T3">    printf("Number of student in the student list: %d\n", list-&gt;size);</text:span></text:span></text:p>
      <text:p text:style-name="No_20_Spacing"><text:span text:style-name="Strong"><text:span text:style-name="T3">    pause()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pause() {</text:span></text:span></text:p>
      <text:p text:style-name="No_20_Spacing"><text:span text:style-name="Strong"><text:span text:style-name="T3">    printf("Press Enter to continue ........");</text:span></text:span></text:p>
      <text:p text:style-name="No_20_Spacing"><text:span text:style-name="Strong"><text:span text:style-name="T3">    char x = getchar();</text:span></text:span></text:p>
      <text:p text:style-name="No_20_Spacing"><text:span text:style-name="Strong"><text:span text:style-name="T3">    if (x != '\n') {</text:span></text:span></text:p>
      <text:p text:style-name="No_20_Spacing"><text:span text:style-name="Strong"><text:span text:style-name="T3">        my_scanf("%c", &amp;x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case_2_3(int selection, student_list* list) {</text:span></text:span></text:p>
      <text:p text:style-name="No_20_Spacing"><text:span text:style-name="Strong"><text:span text:style-name="T3">    int id;</text:span></text:span></text:p>
      <text:p text:style-name="No_20_Spacing"><text:span text:style-name="Strong"><text:span text:style-name="T3">    printf("\nEnter the ID of the student whose information needs to be modified: ");</text:span></text:span></text:p>
      <text:p text:style-name="No_20_Spacing"><text:span text:style-name="Strong"><text:span text:style-name="T3">    while (!my_scanf("%d", &amp;id)) {</text:span></text:span></text:p>
      <text:p text:style-name="No_20_Spacing"><text:span text:style-name="Strong"><text:span text:style-name="T3">        printf("Please enter an integer.\n");</text:span></text:span></text:p>
      <text:p text:style-name="No_20_Spacing"><text:span text:style-name="Strong"><text:span text:style-name="T3">    }</text:span></text:span></text:p>
      <text:p text:style-name="P2"><text:span text:style-name="Strong"><text:span text:style-name="T3"/></text:span></text:p>
      <text:p text:style-name="No_20_Spacing"><text:span text:style-name="Strong"><text:span text:style-name="T3">    if (selection == 2) {</text:span></text:span></text:p>
      <text:p text:style-name="No_20_Spacing"><text:span text:style-name="Strong"><text:span text:style-name="T3">        if (!modify(id, list)) {</text:span></text:span></text:p>
      <text:p text:style-name="No_20_Spacing"><text:span text:style-name="Strong"><text:span text:style-name="T3">            printf("There are no student with ID %d in the list.\n", id);</text:span></text:span></text:p>
      <text:p text:style-name="No_20_Spacing"><text:soft-page-break/><text:span text:style-name="Strong"><text:span text:style-name="T3">            pause(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else {</text:span></text:span></text:p>
      <text:p text:style-name="No_20_Spacing"><text:span text:style-name="Strong"><text:span text:style-name="T3">        student_list* temp_list = (student_list*)malloc(sizeof(student_list));</text:span></text:span></text:p>
      <text:p text:style-name="No_20_Spacing"><text:span text:style-name="Strong"><text:span text:style-name="T3">        initialize_student_list(temp_list, 1);</text:span></text:span></text:p>
      <text:p text:style-name="No_20_Spacing"><text:span text:style-name="Strong"><text:span text:style-name="T3">        find_from_mysql(id, temp_list);</text:span></text:span></text:p>
      <text:p text:style-name="No_20_Spacing"><text:span text:style-name="Strong"><text:span text:style-name="T3">        if (!modify(id, temp_list)) {</text:span></text:span></text:p>
      <text:p text:style-name="No_20_Spacing"><text:span text:style-name="Strong"><text:span text:style-name="T3">            printf("There are no student with ID %d in the database.\n", id);</text:span></text:span></text:p>
      <text:p text:style-name="No_20_Spacing"><text:span text:style-name="Strong"><text:span text:style-name="T3">            pause(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delete_from_mysql(id);</text:span></text:span></text:p>
      <text:p text:style-name="No_20_Spacing"><text:span text:style-name="Strong"><text:span text:style-name="T3">        write_to_mysql(temp_list);</text:span></text:span></text:p>
      <text:p text:style-name="No_20_Spacing"><text:span text:style-name="Strong"><text:span text:style-name="T3">        free_student_list(temp_list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case_4_5(int selection, student_list* list) {</text:span></text:span></text:p>
      <text:p text:style-name="No_20_Spacing"><text:span text:style-name="Strong"><text:span text:style-name="T3">    if (selection == 4) {</text:span></text:span></text:p>
      <text:p text:style-name="No_20_Spacing"><text:span text:style-name="Strong"><text:span text:style-name="T3">        if (list-&gt;size == 0) {</text:span></text:span></text:p>
      <text:p text:style-name="No_20_Spacing"><text:span text:style-name="Strong"><text:span text:style-name="T3">            printf("Students list is empty.\n\n");</text:span></text:span></text:p>
      <text:p text:style-name="No_20_Spacing"><text:span text:style-name="Strong"><text:span text:style-name="T3">            pause();</text:span></text:span></text:p>
      <text:p text:style-name="No_20_Spacing"><text:span text:style-name="Strong"><text:span text:style-name="T3">            return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printf("\n\n                                                ========LIST OF STUDENT=========\n\n");</text:span></text:span></text:p>
      <text:p text:style-name="No_20_Spacing"><text:span text:style-name="Strong"><text:span text:style-name="T3">        display_all_student_in_the_list(list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else {</text:span></text:span></text:p>
      <text:p text:style-name="No_20_Spacing"><text:span text:style-name="Strong"><text:span text:style-name="T3">        printf("\n\n                                                ========LIST OF STUDENT=========\n\n");</text:span></text:span></text:p>
      <text:p text:style-name="No_20_Spacing"><text:span text:style-name="Strong"><text:span text:style-name="T3">        display_all_student_in_the_database(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printf("\n");</text:span></text:span></text:p>
      <text:p text:style-name="No_20_Spacing"><text:span text:style-name="Strong"><text:span text:style-name="T3">    pause()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case_6_7(int selection, student_list* list) {</text:span></text:span></text:p>
      <text:p text:style-name="No_20_Spacing"><text:span text:style-name="Strong"><text:span text:style-name="T3">    int id;</text:span></text:span></text:p>
      <text:p text:style-name="No_20_Spacing"><text:span text:style-name="Strong"><text:span text:style-name="T3">    printf("\nEnter the ID of the student who you want to find: ");</text:span></text:span></text:p>
      <text:p text:style-name="No_20_Spacing"><text:span text:style-name="Strong"><text:span text:style-name="T3">    while (!my_scanf("%d", &amp;id)) {</text:span></text:span></text:p>
      <text:p text:style-name="No_20_Spacing"><text:span text:style-name="Strong"><text:span text:style-name="T3">        printf("Please enter an integer.\n"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student s;</text:span></text:span></text:p>
      <text:p text:style-name="No_20_Spacing"><text:span text:style-name="Strong"><text:span text:style-name="T3">    int in = 0;</text:span></text:span></text:p>
      <text:p text:style-name="No_20_Spacing"><text:span text:style-name="Strong"><text:span text:style-name="T3">    if (selection == 6) {</text:span></text:span></text:p>
      <text:p text:style-name="No_20_Spacing"><text:span text:style-name="Strong"><text:span text:style-name="T3">        find(id, list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else {</text:span></text:span></text:p>
      <text:p text:style-name="No_20_Spacing"><text:span text:style-name="Strong"><text:span text:style-name="T3">        student_list* temp_list = (student_list*)malloc(sizeof(student_list));</text:span></text:span></text:p>
      <text:p text:style-name="No_20_Spacing"><text:span text:style-name="Strong"><text:span text:style-name="T3">        initialize_student_list(temp_list, 1);</text:span></text:span></text:p>
      <text:p text:style-name="No_20_Spacing"><text:span text:style-name="Strong"><text:span text:style-name="T3">        if (find_from_mysql(id, temp_list)) {</text:span></text:span></text:p>
      <text:p text:style-name="No_20_Spacing"><text:soft-page-break/><text:span text:style-name="Strong"><text:span text:style-name="T3">            display_all_student_in_the_list(temp_list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else {</text:span></text:span></text:p>
      <text:p text:style-name="No_20_Spacing"><text:span text:style-name="Strong"><text:span text:style-name="T3">            printf("\nThere are no student with ID %d in the school database.\n", id)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free_student_list(temp_list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pause()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case_8_9(int selection, student_list* list) {</text:span></text:span></text:p>
      <text:p text:style-name="No_20_Spacing"><text:span text:style-name="Strong"><text:span text:style-name="T3">    int id;</text:span></text:span></text:p>
      <text:p text:style-name="No_20_Spacing"><text:span text:style-name="Strong"><text:span text:style-name="T3">    printf("\nEnter the ID of the student who you want to remove: ");</text:span></text:span></text:p>
      <text:p text:style-name="No_20_Spacing"><text:span text:style-name="Strong"><text:span text:style-name="T3">    while (!my_scanf("%d", &amp;id)) {</text:span></text:span></text:p>
      <text:p text:style-name="No_20_Spacing"><text:span text:style-name="Strong"><text:span text:style-name="T3">        printf("Please enter an integer.\n"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if (selection == 8) {</text:span></text:span></text:p>
      <text:p text:style-name="No_20_Spacing"><text:span text:style-name="Strong"><text:span text:style-name="T3">        deletion(id, list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else {</text:span></text:span></text:p>
      <text:p text:style-name="No_20_Spacing"><text:span text:style-name="Strong"><text:span text:style-name="T3">        delete_from_mysql(id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pause()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case_10(student_list* list) {</text:span></text:span></text:p>
      <text:p text:style-name="No_20_Spacing"><text:span text:style-name="Strong"><text:span text:style-name="T3">    if (write_to_mysql(list) == 1) {</text:span></text:span></text:p>
      <text:p text:style-name="No_20_Spacing"><text:span text:style-name="Strong"><text:span text:style-name="T3">        printf("Write data to database successfuly.\n"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else {</text:span></text:span></text:p>
      <text:p text:style-name="No_20_Spacing"><text:span text:style-name="Strong"><text:span text:style-name="T3">        printf("Failed to write data to the database. An error has occured\n"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pause()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case_11(student_list* list) {</text:span></text:span></text:p>
      <text:p text:style-name="No_20_Spacing"><text:span text:style-name="Strong"><text:span text:style-name="T3">    if (read_from_mysql(list, list-&gt;size) == 1) {</text:span></text:span></text:p>
      <text:p text:style-name="No_20_Spacing"><text:span text:style-name="Strong"><text:span text:style-name="T3">        printf("Retrieve data from database successfuly.\n"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else {</text:span></text:span></text:p>
      <text:p text:style-name="No_20_Spacing"><text:span text:style-name="Strong"><text:span text:style-name="T3">        printf("Failed to retrieve data from the database. An error has occured"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pause()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case_12_13(int selection, student_list* list) {</text:span></text:span></text:p>
      <text:p text:style-name="No_20_Spacing"><text:span text:style-name="Strong"><text:span text:style-name="T3">    if (selection == 12) {</text:span></text:span></text:p>
      <text:p text:style-name="No_20_Spacing"><text:span text:style-name="Strong"><text:span text:style-name="T3">        number_of_student(list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else {</text:span></text:span></text:p>
      <text:p text:style-name="No_20_Spacing"><text:span text:style-name="Strong"><text:span text:style-name="T3">        printf("Number of student in the school database: %d\n", count());</text:span></text:span></text:p>
      <text:p text:style-name="No_20_Spacing"><text:span text:style-name="Strong"><text:span text:style-name="T3">        pause(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}</text:span></text:span></text:p>
      <text:p text:style-name="No_20_Spacing"><text:soft-page-break/><text:span text:style-name="Strong"><text:span text:style-name="T3">int exit() {</text:span></text:span></text:p>
      <text:p text:style-name="No_20_Spacing"><text:span text:style-name="Strong"><text:span text:style-name="T3">    char decision;</text:span></text:span></text:p>
      <text:p text:style-name="No_20_Spacing"><text:span text:style-name="Strong"><text:span text:style-name="T3">    do {</text:span></text:span></text:p>
      <text:p text:style-name="No_20_Spacing"><text:span text:style-name="Strong"><text:span text:style-name="T3">        printf("Are you sure that you want to exit the program? (Y/N)  ");</text:span></text:span></text:p>
      <text:p text:style-name="No_20_Spacing"><text:span text:style-name="Strong"><text:span text:style-name="T3">        my_scanf("%c", &amp;decision);</text:span></text:span></text:p>
      <text:p text:style-name="No_20_Spacing"><text:span text:style-name="Strong"><text:span text:style-name="T3">        if (decision == 'y' || decision == 'Y' || decision == 'n' || decision == 'N') {</text:span></text:span></text:p>
      <text:p text:style-name="No_20_Spacing"><text:span text:style-name="Strong"><text:span text:style-name="T3">            break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else {</text:span></text:span></text:p>
      <text:p text:style-name="No_20_Spacing"><text:span text:style-name="Strong"><text:span text:style-name="T3">            printf("Invalid choice. Please enter a valid option\n");</text:span></text:span></text:p>
      <text:p text:style-name="No_20_Spacing"><text:span text:style-name="Strong"><text:span text:style-name="T3">            continue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} while (1);</text:span></text:span></text:p>
      <text:p text:style-name="No_20_Spacing"><text:span text:style-name="Strong"><text:span text:style-name="T3">    if (decision == 'y' || decision == 'Y') {</text:span></text:span></text:p>
      <text:p text:style-name="No_20_Spacing"><text:span text:style-name="Strong"><text:span text:style-name="T3">        return 1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else {</text:span></text:span></text:p>
      <text:p text:style-name="No_20_Spacing"><text:span text:style-name="Strong"><text:span text:style-name="T3">        return -1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}</text:span></text:span></text:p>
      <text:p text:style-name="Standard"/>
      <text:p text:style-name="P4"/>
      <text:p text:style-name="P4"/>
      <text:p text:style-name="P4"/>
      <text:p text:style-name="P4"/>
      <text:p text:style-name="P3"/>
      <text:p text:style-name="Standard"><text:span text:style-name="T1">std_string.h</text:span></text:p>
      <text:p text:style-name="No_20_Spacing"><text:span text:style-name="Strong"><text:span text:style-name="T3">#include &lt;stdio.h&gt;</text:span></text:span></text:p>
      <text:p text:style-name="No_20_Spacing"><text:span text:style-name="Strong"><text:span text:style-name="T3">#include&lt;string.h&gt;</text:span></text:span></text:p>
      <text:p text:style-name="No_20_Spacing"><text:span text:style-name="Strong"><text:span text:style-name="T3">#include &lt;stdlib.h&gt;</text:span></text:span></text:p>
      <text:p text:style-name="No_20_Spacing"><text:span text:style-name="Strong"><text:span text:style-name="T3">bool is_white_space(char x) {</text:span></text:span></text:p>
      <text:p text:style-name="No_20_Spacing"><text:span text:style-name="Strong"><text:span text:style-name="T3">    return x == ' ' || x == '\n' || x == '\t' || x == '\r'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int count_word(char* str) {</text:span></text:span></text:p>
      <text:p text:style-name="No_20_Spacing"><text:span text:style-name="Strong"><text:span text:style-name="T3">    int count = 0;</text:span></text:span></text:p>
      <text:p text:style-name="No_20_Spacing"><text:span text:style-name="Strong"><text:span text:style-name="T3">    bool is_in_word = false;</text:span></text:span></text:p>
      <text:p text:style-name="No_20_Spacing"><text:span text:style-name="Strong"><text:span text:style-name="T3">    for (int i = 0; str[i] != '\0'; i++) {</text:span></text:span></text:p>
      <text:p text:style-name="No_20_Spacing"><text:span text:style-name="Strong"><text:span text:style-name="T3">        if (is_white_space(str[i])) {</text:span></text:span></text:p>
      <text:p text:style-name="No_20_Spacing"><text:span text:style-name="Strong"><text:span text:style-name="T3">            is_in_word = false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else {</text:span></text:span></text:p>
      <text:p text:style-name="No_20_Spacing"><text:span text:style-name="Strong"><text:span text:style-name="T3">            if (is_in_word == false) {</text:span></text:span></text:p>
      <text:p text:style-name="No_20_Spacing"><text:span text:style-name="Strong"><text:span text:style-name="T3">                count++;</text:span></text:span></text:p>
      <text:p text:style-name="No_20_Spacing"><text:span text:style-name="Strong"><text:span text:style-name="T3">                is_in_word = true;</text:span></text:span></text:p>
      <text:p text:style-name="No_20_Spacing"><text:soft-page-break/><text:span text:style-name="Strong"><text:span text:style-name="T3">            }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return count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standardized_word(char* str) {</text:span></text:span></text:p>
      <text:p text:style-name="No_20_Spacing"><text:span text:style-name="Strong"><text:span text:style-name="T3">    int n = strlen(str);</text:span></text:span></text:p>
      <text:p text:style-name="No_20_Spacing"><text:span text:style-name="Strong"><text:span text:style-name="T3">    if (str[0] &gt;= 97 &amp;&amp; str[0] &lt;= 122) {</text:span></text:span></text:p>
      <text:p text:style-name="No_20_Spacing"><text:span text:style-name="Strong"><text:span text:style-name="T3">        str[0] -= 32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for (int i = 1; i &lt; n; i++) {</text:span></text:span></text:p>
      <text:p text:style-name="No_20_Spacing"><text:span text:style-name="Strong"><text:span text:style-name="T3">        if (str[i] &lt;= 90 &amp;&amp; str[i] &gt;= 65) {</text:span></text:span></text:p>
      <text:p text:style-name="No_20_Spacing"><text:span text:style-name="Strong"><text:span text:style-name="T3">            str[i] += 32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remove_first_word(char* str) {</text:span></text:span></text:p>
      <text:p text:style-name="No_20_Spacing"><text:span text:style-name="Strong"><text:span text:style-name="T3">    bool is_word = false;</text:span></text:span></text:p>
      <text:p text:style-name="No_20_Spacing"><text:span text:style-name="Strong"><text:span text:style-name="T3">    int length = strlen(str);</text:span></text:span></text:p>
      <text:p text:style-name="No_20_Spacing"><text:span text:style-name="Strong"><text:span text:style-name="T3">    int j = 0;</text:span></text:span></text:p>
      <text:p text:style-name="No_20_Spacing"><text:span text:style-name="Strong"><text:span text:style-name="T3">    while (is_white_space(str[j]) &amp;&amp; j &lt; length) {</text:span></text:span></text:p>
      <text:p text:style-name="No_20_Spacing"><text:span text:style-name="Strong"><text:span text:style-name="T3">        j++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while (!is_white_space(str[j]) &amp;&amp; j &lt; length) {</text:span></text:span></text:p>
      <text:p text:style-name="No_20_Spacing"><text:span text:style-name="Strong"><text:span text:style-name="T3">        str[j] = ' ';</text:span></text:span></text:p>
      <text:p text:style-name="No_20_Spacing"><text:span text:style-name="Strong"><text:span text:style-name="T3">        j++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standardized(char* str) {</text:span></text:span></text:p>
      <text:p text:style-name="No_20_Spacing"><text:span text:style-name="Strong"><text:span text:style-name="T3">    int l = strlen(str);</text:span></text:span></text:p>
      <text:p text:style-name="No_20_Spacing"><text:span text:style-name="Strong"><text:span text:style-name="T3">    int count = count_word(str);</text:span></text:span></text:p>
      <text:p text:style-name="No_20_Spacing"><text:span text:style-name="Strong"><text:span text:style-name="T3">    char** std_str = (char**)malloc(count * sizeof(char*));</text:span></text:span></text:p>
      <text:p text:style-name="No_20_Spacing"><text:span text:style-name="Strong"><text:span text:style-name="T3">    for (int i = 0; i &lt; count; i++) {</text:span></text:span></text:p>
      <text:p text:style-name="No_20_Spacing"><text:span text:style-name="Strong"><text:span text:style-name="T3">        std_str[i] = (char*)malloc(10 * sizeof(char)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for (int i = 0; i &lt; count; i++) {</text:span></text:span></text:p>
      <text:p text:style-name="No_20_Spacing"><text:span text:style-name="Strong"><text:span text:style-name="T3">        sscanf(str, "%10s", std_str[i]);</text:span></text:span></text:p>
      <text:p text:style-name="No_20_Spacing"><text:span text:style-name="Strong"><text:span text:style-name="T3">        remove_first_word(str);</text:span></text:span></text:p>
      <text:p text:style-name="No_20_Spacing"><text:span text:style-name="Strong"><text:span text:style-name="T3">        standardized_word(std_str[i]);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    int j = 0;</text:span></text:span></text:p>
      <text:p text:style-name="No_20_Spacing"><text:span text:style-name="Strong"><text:span text:style-name="T3">    for (int i = 0; i &lt; count; i++) {</text:span></text:span></text:p>
      <text:p text:style-name="No_20_Spacing"><text:span text:style-name="Strong"><text:span text:style-name="T3">        int l = strlen(std_str[i]);</text:span></text:span></text:p>
      <text:p text:style-name="No_20_Spacing"><text:span text:style-name="Strong"><text:span text:style-name="T3">        if (j &gt; 0)str[j] = ' ';</text:span></text:span></text:p>
      <text:p text:style-name="No_20_Spacing"><text:span text:style-name="Strong"><text:span text:style-name="T3">        for (int k = 0; k &lt; l; k++) {</text:span></text:span></text:p>
      <text:p text:style-name="No_20_Spacing"><text:span text:style-name="Strong"><text:span text:style-name="T3">            str[j] = std_str[i][k];</text:span></text:span></text:p>
      <text:p text:style-name="No_20_Spacing"><text:span text:style-name="Strong"><text:span text:style-name="T3">            j++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j++;</text:span></text:span></text:p>
      <text:p text:style-name="No_20_Spacing"><text:span text:style-name="Strong"><text:span text:style-name="T3">    }</text:span></text:span></text:p>
      <text:p text:style-name="No_20_Spacing"><text:soft-page-break/><text:span text:style-name="Strong"><text:span text:style-name="T3">    str[j - 1] = '\0';</text:span></text:span></text:p>
      <text:p text:style-name="No_20_Spacing"><text:span text:style-name="Strong"><text:span text:style-name="T3">}</text:span></text:span></text:p>
      <text:p text:style-name="No_20_Spacing"><text:span text:style-name="Strong"><text:span text:style-name="T3">void fix_string(char* str) {</text:span></text:span></text:p>
      <text:p text:style-name="No_20_Spacing"><text:span text:style-name="Strong"><text:span text:style-name="T3">    int length = strlen(str);</text:span></text:span></text:p>
      <text:p text:style-name="No_20_Spacing"><text:span text:style-name="Strong"><text:span text:style-name="T3">    standardized(str);</text:span></text:span></text:p>
      <text:p text:style-name="No_20_Spacing"><text:span text:style-name="Strong"><text:span text:style-name="T3">    if (length &gt;= 2) {</text:span></text:span></text:p>
      <text:p text:style-name="No_20_Spacing"><text:span text:style-name="Strong"><text:span text:style-name="T3">        if (str[length - 1] == '\n' &amp;&amp; str[length - 2] == '\r') {</text:span></text:span></text:p>
      <text:p text:style-name="No_20_Spacing"><text:span text:style-name="Strong"><text:span text:style-name="T3">            str[length - 2] = '\0'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    else if (str[length - 1] == '\n' &amp;&amp; str[length - 2] != '\r') {</text:span></text:span></text:p>
      <text:p text:style-name="No_20_Spacing"><text:span text:style-name="Strong"><text:span text:style-name="T3">            str[length - 1] = '\0';</text:span></text:span></text:p>
      <text:p text:style-name="No_20_Spacing"><text:span text:style-name="Strong"><text:span text:style-name="T3">        }</text:span></text:span></text:p>
      <text:p text:style-name="No_20_Spacing"><text:span text:style-name="Strong"><text:span text:style-name="T3">    }</text:span></text:span></text:p>
      <text:p text:style-name="No_20_Spacing"><text:span text:style-name="Strong"><text:span text:style-name="T3">}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Standard"><text:span text:style-name="T1">type.h</text:span></text:p>
      <text:p text:style-name="No_20_Spacing"><text:span text:style-name="Strong"><text:span text:style-name="T3">#include &lt;stdio.h&gt;</text:span></text:span></text:p>
      <text:p text:style-name="No_20_Spacing"><text:span text:style-name="Strong"><text:span text:style-name="T3">typedef struct student {</text:span></text:span></text:p>
      <text:p text:style-name="No_20_Spacing"><text:span text:style-name="Strong"><text:span text:style-name="T3">    char full_name[24];</text:span></text:span></text:p>
      <text:p text:style-name="No_20_Spacing"><text:span text:style-name="Strong"><text:span text:style-name="T3">    int id;</text:span></text:span></text:p>
      <text:p text:style-name="No_20_Spacing"><text:span text:style-name="Strong"><text:span text:style-name="T3">    float grades[9]; // 0.math, 1.literature, 2.english, 3.physic, 4.chemistry, 5.biology, 6.history, 7.geography, 8.computer science </text:span></text:span></text:p>
      <text:p text:style-name="No_20_Spacing"><text:span text:style-name="Strong"><text:span text:style-name="T3">    float avg_grade;</text:span></text:span></text:p>
      <text:p text:style-name="No_20_Spacing"><text:span text:style-name="Strong"><text:span text:style-name="T3">} student;</text:span></text:span></text:p>
      <text:p text:style-name="No_20_Spacing"><text:span text:style-name="Strong"><text:span text:style-name="T3">typedef struct student_list {</text:span></text:span></text:p>
      <text:p text:style-name="No_20_Spacing"><text:span text:style-name="Strong"><text:span text:style-name="T3">    student* arr;</text:span></text:span></text:p>
      <text:p text:style-name="No_20_Spacing"><text:span text:style-name="Strong"><text:span text:style-name="T3">    int capacity; // capacity of the array</text:span></text:span></text:p>
      <text:p text:style-name="No_20_Spacing"><text:span text:style-name="Strong"><text:span text:style-name="T3">    int size; // number of student </text:span></text:span></text:p>
      <text:p text:style-name="No_20_Spacing"><text:span text:style-name="Strong"><text:span text:style-name="T3">} student_list;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msonormal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onsola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Đinh Việt Hoàng</meta:initial-creator>
    <meta:editing-cycles>3</meta:editing-cycles>
    <meta:creation-date>2024-04-07T10:09:00</meta:creation-date>
    <dc:date>2024-04-08T00:13:29.203466968</dc:date>
    <meta:editing-duration>PT1M44S</meta:editing-duration>
    <meta:generator>LibreOffice/7.3.7.2$Linux_X86_64 LibreOffice_project/30$Build-2</meta:generator>
    <meta:document-statistic meta:table-count="0" meta:image-count="0" meta:object-count="0" meta:page-count="21" meta:paragraph-count="910" meta:word-count="3521" meta:character-count="30573" meta:non-whitespace-character-count="22123"/>
    <meta:user-defined meta:name="AppVersion">16.0000</meta:user-defined>
    <meta:user-defined meta:name="ContentTypeId">0x010100DE6EE57E6EE19B429582AEFEC6928096</meta:user-defined>
    <meta:template xlink:type="simple" xlink:actuate="onRequest" xlink:title="Normal.dotm" xlink:href=""/>
  </office:meta>
</office:document-meta>
</file>